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T 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Ui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1.79138171589367" calcext:value-type="float">
            <text:p>1.79138171589367</text:p>
          </table:table-cell>
          <table:table-cell office:value-type="float" office:value="0.125" calcext:value-type="float">
            <text:p>0.125</text:p>
          </table:table-cell>
          <table:table-cell table:style-name="ce1" office:value-type="float" office:value="3308.86071987667" calcext:value-type="float">
            <text:p>3308.86071987667</text:p>
          </table:table-cell>
          <table:table-cell table:formula="of:=[.D5]*[.C5]" office:value-type="float" office:value="413.607589984584" calcext:value-type="float">
            <text:p>413.607589984584</text:p>
          </table:table-cell>
          <table:table-cell table:formula="of:=[.B5]*[.C5]*[.D5]/1000" office:value-type="float" office:value="0.740929074253229" calcext:value-type="float">
            <text:p>0.74092907425322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1.78352109704656" calcext:value-type="float">
            <text:p>1.78352109704656</text:p>
          </table:table-cell>
          <table:table-cell office:value-type="float" office:value="0.125" calcext:value-type="float">
            <text:p>0.125</text:p>
          </table:table-cell>
          <table:table-cell table:style-name="ce1" office:value-type="float" office:value="3308.86071987667" calcext:value-type="float">
            <text:p>3308.86071987667</text:p>
          </table:table-cell>
          <table:table-cell table:formula="of:=[.D6]*[.C6]" office:value-type="float" office:value="413.607589984584" calcext:value-type="float">
            <text:p>413.607589984584</text:p>
          </table:table-cell>
          <table:table-cell table:formula="of:=[.B6]*[.C6]*[.D6]/1000" office:value-type="float" office:value="0.737677862636089" calcext:value-type="float">
            <text:p>0.73767786263608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1.68198368495" calcext:value-type="float">
            <text:p>1.68198368495</text:p>
          </table:table-cell>
          <table:table-cell office:value-type="float" office:value="0.125" calcext:value-type="float">
            <text:p>0.125</text:p>
          </table:table-cell>
          <table:table-cell table:style-name="ce1" office:value-type="float" office:value="3308.86071987667" calcext:value-type="float">
            <text:p>3308.86071987667</text:p>
          </table:table-cell>
          <table:table-cell table:formula="of:=[.D7]*[.C7]" office:value-type="float" office:value="413.607589984584" calcext:value-type="float">
            <text:p>413.607589984584</text:p>
          </table:table-cell>
          <table:table-cell table:formula="of:=[.B7]*[.C7]*[.D7]/1000" office:value-type="float" office:value="0.695681218325559" calcext:value-type="float">
            <text:p>0.69568121832555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1.74038255977333" calcext:value-type="float">
            <text:p>1.74038255977333</text:p>
          </table:table-cell>
          <table:table-cell office:value-type="float" office:value="0.125" calcext:value-type="float">
            <text:p>0.125</text:p>
          </table:table-cell>
          <table:table-cell table:style-name="ce1" office:value-type="float" office:value="3308.86071987667" calcext:value-type="float">
            <text:p>3308.86071987667</text:p>
          </table:table-cell>
          <table:table-cell table:formula="of:=[.D8]*[.C8]" office:value-type="float" office:value="413.607589984584" calcext:value-type="float">
            <text:p>413.607589984584</text:p>
          </table:table-cell>
          <table:table-cell table:formula="of:=[.B8]*[.C8]*[.D8]/1000" office:value-type="float" office:value="0.719835436199048" calcext:value-type="float">
            <text:p>0.71983543619904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1.76509901547233" calcext:value-type="float">
            <text:p>1.76509901547233</text:p>
          </table:table-cell>
          <table:table-cell office:value-type="float" office:value="0.125" calcext:value-type="float">
            <text:p>0.125</text:p>
          </table:table-cell>
          <table:table-cell table:style-name="ce1" office:value-type="float" office:value="3308.86071987667" calcext:value-type="float">
            <text:p>3308.86071987667</text:p>
          </table:table-cell>
          <table:table-cell table:formula="of:=[.D9]*[.C9]" office:value-type="float" office:value="413.607589984584" calcext:value-type="float">
            <text:p>413.607589984584</text:p>
          </table:table-cell>
          <table:table-cell table:formula="of:=[.B9]*[.C9]*[.D9]/1000" office:value-type="float" office:value="0.730058349873672" calcext:value-type="float">
            <text:p>0.73005834987367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1.78806497890356" calcext:value-type="float">
            <text:p>1.78806497890356</text:p>
          </table:table-cell>
          <table:table-cell office:value-type="float" office:value="0.125" calcext:value-type="float">
            <text:p>0.125</text:p>
          </table:table-cell>
          <table:table-cell table:style-name="ce1" office:value-type="float" office:value="3308.86071987667" calcext:value-type="float">
            <text:p>3308.86071987667</text:p>
          </table:table-cell>
          <table:table-cell table:formula="of:=[.D10]*[.C10]" office:value-type="float" office:value="413.607589984584" calcext:value-type="float">
            <text:p>413.607589984584</text:p>
          </table:table-cell>
          <table:table-cell table:formula="of:=[.B10]*[.C10]*[.D10]/1000" office:value-type="float" office:value="0.739557246660137" calcext:value-type="float">
            <text:p>0.73955724666013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1.78597060478189" calcext:value-type="float">
            <text:p>1.78597060478189</text:p>
          </table:table-cell>
          <table:table-cell office:value-type="float" office:value="0.125" calcext:value-type="float">
            <text:p>0.125</text:p>
          </table:table-cell>
          <table:table-cell table:style-name="ce1" office:value-type="float" office:value="3308.86071987667" calcext:value-type="float">
            <text:p>3308.86071987667</text:p>
          </table:table-cell>
          <table:table-cell table:formula="of:=[.D11]*[.C11]" office:value-type="float" office:value="413.607589984584" calcext:value-type="float">
            <text:p>413.607589984584</text:p>
          </table:table-cell>
          <table:table-cell table:formula="of:=[.B11]*[.C11]*[.D11]/1000" office:value-type="float" office:value="0.738690997627147" calcext:value-type="float">
            <text:p>0.73869099762714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1.73558743553756" calcext:value-type="float">
            <text:p>1.73558743553756</text:p>
          </table:table-cell>
          <table:table-cell office:value-type="float" office:value="0.125" calcext:value-type="float">
            <text:p>0.125</text:p>
          </table:table-cell>
          <table:table-cell table:style-name="ce1" office:value-type="float" office:value="3308.86071987667" calcext:value-type="float">
            <text:p>3308.86071987667</text:p>
          </table:table-cell>
          <table:table-cell table:formula="of:=[.D12]*[.C12]" office:value-type="float" office:value="413.607589984584" calcext:value-type="float">
            <text:p>413.607589984584</text:p>
          </table:table-cell>
          <table:table-cell table:formula="of:=[.B12]*[.C12]*[.D12]/1000" office:value-type="float" office:value="0.717852136420214" calcext:value-type="float">
            <text:p>0.717852136420214</text:p>
          </table:table-cell>
        </table:table-row>
        <table:table-row table:style-name="ro1">
          <table:table-cell table:number-columns-repeated="5"/>
          <table:table-cell table:formula="of:=SUM([.F5:.F12])" office:value-type="float" office:value="5.82028232199509" calcext:value-type="float">
            <text:p>5.820282321995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T 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T 0</text:p>
          </table:table-cell>
          <table:table-cell office:value-type="float" office:value="2.42534248878233" calcext:value-type="float">
            <text:p>2.42534248878233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273.64297782556" calcext:value-type="float">
            <text:p>3273.64297782556</text:p>
          </table:table-cell>
          <table:table-cell table:formula="of:=[.D16]*[.C16]" office:value-type="float" office:value="204.602686114097" calcext:value-type="float">
            <text:p>204.602686114097</text:p>
          </table:table-cell>
          <table:table-cell table:formula="of:=[.B16]*[.C16]*[.D16]/1000" office:value-type="float" office:value="0.496231587951515" calcext:value-type="float">
            <text:p>0.496231587951515</text:p>
          </table:table-cell>
        </table:table-row>
        <table:table-row table:style-name="ro1">
          <table:table-cell office:value-type="string" calcext:value-type="string">
            <text:p>WT 1</text:p>
          </table:table-cell>
          <table:table-cell office:value-type="float" office:value="2.29847945214644" calcext:value-type="float">
            <text:p>2.29847945214644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273.64297782556" calcext:value-type="float">
            <text:p>3273.64297782556</text:p>
          </table:table-cell>
          <table:table-cell table:formula="of:=[.D17]*[.C17]" office:value-type="float" office:value="204.602686114097" calcext:value-type="float">
            <text:p>204.602686114097</text:p>
          </table:table-cell>
          <table:table-cell table:formula="of:=[.B17]*[.C17]*[.D17]/1000" office:value-type="float" office:value="0.470275069887221" calcext:value-type="float">
            <text:p>0.470275069887221</text:p>
          </table:table-cell>
        </table:table-row>
        <table:table-row table:style-name="ro1">
          <table:table-cell office:value-type="string" calcext:value-type="string">
            <text:p>WT 2</text:p>
          </table:table-cell>
          <table:table-cell office:value-type="float" office:value="2.29488270712" calcext:value-type="float">
            <text:p>2.29488270712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273.64297782556" calcext:value-type="float">
            <text:p>3273.64297782556</text:p>
          </table:table-cell>
          <table:table-cell table:formula="of:=[.D18]*[.C18]" office:value-type="float" office:value="204.602686114097" calcext:value-type="float">
            <text:p>204.602686114097</text:p>
          </table:table-cell>
          <table:table-cell table:formula="of:=[.B18]*[.C18]*[.D18]/1000" office:value-type="float" office:value="0.469539166193544" calcext:value-type="float">
            <text:p>0.469539166193544</text:p>
          </table:table-cell>
        </table:table-row>
        <table:table-row table:style-name="ro1">
          <table:table-cell office:value-type="string" calcext:value-type="string">
            <text:p>WT 3</text:p>
          </table:table-cell>
          <table:table-cell office:value-type="float" office:value="2.43381326099978" calcext:value-type="float">
            <text:p>2.43381326099978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273.64297782556" calcext:value-type="float">
            <text:p>3273.64297782556</text:p>
          </table:table-cell>
          <table:table-cell table:formula="of:=[.D19]*[.C19]" office:value-type="float" office:value="204.602686114097" calcext:value-type="float">
            <text:p>204.602686114097</text:p>
          </table:table-cell>
          <table:table-cell table:formula="of:=[.B19]*[.C19]*[.D19]/1000" office:value-type="float" office:value="0.497964730700666" calcext:value-type="float">
            <text:p>0.497964730700666</text:p>
          </table:table-cell>
        </table:table-row>
        <table:table-row table:style-name="ro1">
          <table:table-cell office:value-type="string" calcext:value-type="string">
            <text:p>WT 4</text:p>
          </table:table-cell>
          <table:table-cell office:value-type="float" office:value="2.43339908914211" calcext:value-type="float">
            <text:p>2.43339908914211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273.64297782556" calcext:value-type="float">
            <text:p>3273.64297782556</text:p>
          </table:table-cell>
          <table:table-cell table:formula="of:=[.D20]*[.C20]" office:value-type="float" office:value="204.602686114097" calcext:value-type="float">
            <text:p>204.602686114097</text:p>
          </table:table-cell>
          <table:table-cell table:formula="of:=[.B20]*[.C20]*[.D20]/1000" office:value-type="float" office:value="0.497879990026074" calcext:value-type="float">
            <text:p>0.497879990026074</text:p>
          </table:table-cell>
        </table:table-row>
        <table:table-row table:style-name="ro1">
          <table:table-cell office:value-type="string" calcext:value-type="string">
            <text:p>WT 5</text:p>
          </table:table-cell>
          <table:table-cell office:value-type="float" office:value="2.42341798272056" calcext:value-type="float">
            <text:p>2.42341798272056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273.64297782556" calcext:value-type="float">
            <text:p>3273.64297782556</text:p>
          </table:table-cell>
          <table:table-cell table:formula="of:=[.D21]*[.C21]" office:value-type="float" office:value="204.602686114097" calcext:value-type="float">
            <text:p>204.602686114097</text:p>
          </table:table-cell>
          <table:table-cell table:formula="of:=[.B21]*[.C21]*[.D21]/1000" office:value-type="float" office:value="0.495837828841834" calcext:value-type="float">
            <text:p>0.495837828841834</text:p>
          </table:table-cell>
        </table:table-row>
        <table:table-row table:style-name="ro1">
          <table:table-cell office:value-type="string" calcext:value-type="string">
            <text:p>WT 6</text:p>
          </table:table-cell>
          <table:table-cell office:value-type="float" office:value="2.44730986538178" calcext:value-type="float">
            <text:p>2.44730986538178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273.64297782556" calcext:value-type="float">
            <text:p>3273.64297782556</text:p>
          </table:table-cell>
          <table:table-cell table:formula="of:=[.D22]*[.C22]" office:value-type="float" office:value="204.602686114097" calcext:value-type="float">
            <text:p>204.602686114097</text:p>
          </table:table-cell>
          <table:table-cell table:formula="of:=[.B22]*[.C22]*[.D22]/1000" office:value-type="float" office:value="0.500726172210643" calcext:value-type="float">
            <text:p>0.500726172210643</text:p>
          </table:table-cell>
        </table:table-row>
        <table:table-row table:style-name="ro1">
          <table:table-cell office:value-type="string" calcext:value-type="string">
            <text:p>WT 7</text:p>
          </table:table-cell>
          <table:table-cell office:value-type="float" office:value="2.42374213381444" calcext:value-type="float">
            <text:p>2.42374213381444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273.64297782556" calcext:value-type="float">
            <text:p>3273.64297782556</text:p>
          </table:table-cell>
          <table:table-cell table:formula="of:=[.D23]*[.C23]" office:value-type="float" office:value="204.602686114097" calcext:value-type="float">
            <text:p>204.602686114097</text:p>
          </table:table-cell>
          <table:table-cell table:formula="of:=[.B23]*[.C23]*[.D23]/1000" office:value-type="float" office:value="0.495904151026349" calcext:value-type="float">
            <text:p>0.495904151026349</text:p>
          </table:table-cell>
        </table:table-row>
        <table:table-row table:style-name="ro1">
          <table:table-cell office:value-type="string" calcext:value-type="string">
            <text:p>WT 8</text:p>
          </table:table-cell>
          <table:table-cell office:value-type="float" office:value="2.39936409483567" calcext:value-type="float">
            <text:p>2.39936409483567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273.64297782556" calcext:value-type="float">
            <text:p>3273.64297782556</text:p>
          </table:table-cell>
          <table:table-cell table:formula="of:=[.D24]*[.C24]" office:value-type="float" office:value="204.602686114097" calcext:value-type="float">
            <text:p>204.602686114097</text:p>
          </table:table-cell>
          <table:table-cell table:formula="of:=[.B24]*[.C24]*[.D24]/1000" office:value-type="float" office:value="0.490916338769098" calcext:value-type="float">
            <text:p>0.490916338769098</text:p>
          </table:table-cell>
        </table:table-row>
        <table:table-row table:style-name="ro1">
          <table:table-cell office:value-type="string" calcext:value-type="string">
            <text:p>WT 9</text:p>
          </table:table-cell>
          <table:table-cell office:value-type="float" office:value="2.54169722724667" calcext:value-type="float">
            <text:p>2.54169722724667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273.64297782556" calcext:value-type="float">
            <text:p>3273.64297782556</text:p>
          </table:table-cell>
          <table:table-cell table:formula="of:=[.D25]*[.C25]" office:value-type="float" office:value="204.602686114097" calcext:value-type="float">
            <text:p>204.602686114097</text:p>
          </table:table-cell>
          <table:table-cell table:formula="of:=[.B25]*[.C25]*[.D25]/1000" office:value-type="float" office:value="0.520038079983422" calcext:value-type="float">
            <text:p>0.520038079983422</text:p>
          </table:table-cell>
        </table:table-row>
        <table:table-row table:style-name="ro1">
          <table:table-cell office:value-type="string" calcext:value-type="string">
            <text:p>WT 10</text:p>
          </table:table-cell>
          <table:table-cell office:value-type="float" office:value="2.39867910387778" calcext:value-type="float">
            <text:p>2.39867910387778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273.64297782556" calcext:value-type="float">
            <text:p>3273.64297782556</text:p>
          </table:table-cell>
          <table:table-cell table:formula="of:=[.D26]*[.C26]" office:value-type="float" office:value="204.602686114097" calcext:value-type="float">
            <text:p>204.602686114097</text:p>
          </table:table-cell>
          <table:table-cell table:formula="of:=[.B26]*[.C26]*[.D26]/1000" office:value-type="float" office:value="0.49077618777915" calcext:value-type="float">
            <text:p>0.49077618777915</text:p>
          </table:table-cell>
        </table:table-row>
        <table:table-row table:style-name="ro1">
          <table:table-cell office:value-type="string" calcext:value-type="string">
            <text:p>WT 11</text:p>
          </table:table-cell>
          <table:table-cell office:value-type="float" office:value="2.464363237558" calcext:value-type="float">
            <text:p>2.464363237558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273.64297782556" calcext:value-type="float">
            <text:p>3273.64297782556</text:p>
          </table:table-cell>
          <table:table-cell table:formula="of:=[.D27]*[.C27]" office:value-type="float" office:value="204.602686114097" calcext:value-type="float">
            <text:p>204.602686114097</text:p>
          </table:table-cell>
          <table:table-cell table:formula="of:=[.B27]*[.C27]*[.D27]/1000" office:value-type="float" office:value="0.504215337965201" calcext:value-type="float">
            <text:p>0.504215337965201</text:p>
          </table:table-cell>
        </table:table-row>
        <table:table-row table:style-name="ro1">
          <table:table-cell office:value-type="string" calcext:value-type="string">
            <text:p>WT 12</text:p>
          </table:table-cell>
          <table:table-cell office:value-type="float" office:value="2.45782632777389" calcext:value-type="float">
            <text:p>2.45782632777389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273.64297782556" calcext:value-type="float">
            <text:p>3273.64297782556</text:p>
          </table:table-cell>
          <table:table-cell table:formula="of:=[.D28]*[.C28]" office:value-type="float" office:value="204.602686114097" calcext:value-type="float">
            <text:p>204.602686114097</text:p>
          </table:table-cell>
          <table:table-cell table:formula="of:=[.B28]*[.C28]*[.D28]/1000" office:value-type="float" office:value="0.502877868664486" calcext:value-type="float">
            <text:p>0.502877868664486</text:p>
          </table:table-cell>
        </table:table-row>
        <table:table-row table:style-name="ro1">
          <table:table-cell office:value-type="string" calcext:value-type="string">
            <text:p>WT 13</text:p>
          </table:table-cell>
          <table:table-cell office:value-type="float" office:value="2.37749094501211" calcext:value-type="float">
            <text:p>2.37749094501211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273.64297782556" calcext:value-type="float">
            <text:p>3273.64297782556</text:p>
          </table:table-cell>
          <table:table-cell table:formula="of:=[.D29]*[.C29]" office:value-type="float" office:value="204.602686114097" calcext:value-type="float">
            <text:p>204.602686114097</text:p>
          </table:table-cell>
          <table:table-cell table:formula="of:=[.B29]*[.C29]*[.D29]/1000" office:value-type="float" office:value="0.486441033561422" calcext:value-type="float">
            <text:p>0.486441033561422</text:p>
          </table:table-cell>
        </table:table-row>
        <table:table-row table:style-name="ro1">
          <table:table-cell office:value-type="string" calcext:value-type="string">
            <text:p>WT 14</text:p>
          </table:table-cell>
          <table:table-cell office:value-type="float" office:value="2.40868815216522" calcext:value-type="float">
            <text:p>2.40868815216522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273.64297782556" calcext:value-type="float">
            <text:p>3273.64297782556</text:p>
          </table:table-cell>
          <table:table-cell table:formula="of:=[.D30]*[.C30]" office:value-type="float" office:value="204.602686114097" calcext:value-type="float">
            <text:p>204.602686114097</text:p>
          </table:table-cell>
          <table:table-cell table:formula="of:=[.B30]*[.C30]*[.D30]/1000" office:value-type="float" office:value="0.492824065944206" calcext:value-type="float">
            <text:p>0.492824065944206</text:p>
          </table:table-cell>
        </table:table-row>
        <table:table-row table:style-name="ro1">
          <table:table-cell office:value-type="string" calcext:value-type="string">
            <text:p>WT 15</text:p>
          </table:table-cell>
          <table:table-cell office:value-type="float" office:value="2.41322538343011" calcext:value-type="float">
            <text:p>2.41322538343011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273.64297782556" calcext:value-type="float">
            <text:p>3273.64297782556</text:p>
          </table:table-cell>
          <table:table-cell table:formula="of:=[.D31]*[.C31]" office:value-type="float" office:value="204.602686114097" calcext:value-type="float">
            <text:p>204.602686114097</text:p>
          </table:table-cell>
          <table:table-cell table:formula="of:=[.B31]*[.C31]*[.D31]/1000" office:value-type="float" office:value="0.493752395648523" calcext:value-type="float">
            <text:p>0.493752395648523</text:p>
          </table:table-cell>
        </table:table-row>
        <table:table-row table:style-name="ro1">
          <table:table-cell table:number-columns-repeated="5"/>
          <table:table-cell table:formula="of:=SUM([.F16:.F31])" office:value-type="float" office:value="7.90620000515335" calcext:value-type="float">
            <text:p>7.9062000051533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WT 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T 0</text:p>
          </table:table-cell>
          <table:table-cell office:value-type="float" office:value="2.69286962025478" calcext:value-type="float">
            <text:p>2.69286962025478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36]*[.C36]" office:value-type="float" office:value="101.190189050938" calcext:value-type="float">
            <text:p>101.190189050938</text:p>
          </table:table-cell>
          <table:table-cell table:formula="of:=[.B36]*[.C36]*[.D36]/1000" office:value-type="float" office:value="0.272491985963107" calcext:value-type="float">
            <text:p>0.272491985963107</text:p>
          </table:table-cell>
        </table:table-row>
        <table:table-row table:style-name="ro1">
          <table:table-cell office:value-type="string" calcext:value-type="string">
            <text:p>WT 1</text:p>
          </table:table-cell>
          <table:table-cell office:value-type="float" office:value="2.80893272386344" calcext:value-type="float">
            <text:p>2.80893272386344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37]*[.C37]" office:value-type="float" office:value="101.190189050938" calcext:value-type="float">
            <text:p>101.190189050938</text:p>
          </table:table-cell>
          <table:table-cell table:formula="of:=[.B37]*[.C37]*[.D37]/1000" office:value-type="float" office:value="0.284236433359106" calcext:value-type="float">
            <text:p>0.284236433359106</text:p>
          </table:table-cell>
        </table:table-row>
        <table:table-row table:style-name="ro1">
          <table:table-cell office:value-type="string" calcext:value-type="string">
            <text:p>WT 2</text:p>
          </table:table-cell>
          <table:table-cell office:value-type="float" office:value="2.75354585091489" calcext:value-type="float">
            <text:p>2.75354585091489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38]*[.C38]" office:value-type="float" office:value="101.190189050938" calcext:value-type="float">
            <text:p>101.190189050938</text:p>
          </table:table-cell>
          <table:table-cell table:formula="of:=[.B38]*[.C38]*[.D38]/1000" office:value-type="float" office:value="0.278631825214502" calcext:value-type="float">
            <text:p>0.278631825214502</text:p>
          </table:table-cell>
        </table:table-row>
        <table:table-row table:style-name="ro1">
          <table:table-cell office:value-type="string" calcext:value-type="string">
            <text:p>WT 3</text:p>
          </table:table-cell>
          <table:table-cell office:value-type="float" office:value="2.71074814814856" calcext:value-type="float">
            <text:p>2.71074814814856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39]*[.C39]" office:value-type="float" office:value="101.190189050938" calcext:value-type="float">
            <text:p>101.190189050938</text:p>
          </table:table-cell>
          <table:table-cell table:formula="of:=[.B39]*[.C39]*[.D39]/1000" office:value-type="float" office:value="0.274301117580631" calcext:value-type="float">
            <text:p>0.274301117580631</text:p>
          </table:table-cell>
        </table:table-row>
        <table:table-row table:style-name="ro1">
          <table:table-cell office:value-type="string" calcext:value-type="string">
            <text:p>WT 4</text:p>
          </table:table-cell>
          <table:table-cell office:value-type="float" office:value="2.75731045475778" calcext:value-type="float">
            <text:p>2.75731045475778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40]*[.C40]" office:value-type="float" office:value="101.190189050938" calcext:value-type="float">
            <text:p>101.190189050938</text:p>
          </table:table-cell>
          <table:table-cell table:formula="of:=[.B40]*[.C40]*[.D40]/1000" office:value-type="float" office:value="0.279012766189066" calcext:value-type="float">
            <text:p>0.279012766189066</text:p>
          </table:table-cell>
        </table:table-row>
        <table:table-row table:style-name="ro1">
          <table:table-cell office:value-type="string" calcext:value-type="string">
            <text:p>WT 5</text:p>
          </table:table-cell>
          <table:table-cell office:value-type="float" office:value="2.64435569620222" calcext:value-type="float">
            <text:p>2.64435569620222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41]*[.C41]" office:value-type="float" office:value="101.190189050938" calcext:value-type="float">
            <text:p>101.190189050938</text:p>
          </table:table-cell>
          <table:table-cell table:formula="of:=[.B41]*[.C41]*[.D41]/1000" office:value-type="float" office:value="0.267582852816626" calcext:value-type="float">
            <text:p>0.267582852816626</text:p>
          </table:table-cell>
        </table:table-row>
        <table:table-row table:style-name="ro1">
          <table:table-cell office:value-type="string" calcext:value-type="string">
            <text:p>WT 6</text:p>
          </table:table-cell>
          <table:table-cell office:value-type="float" office:value="2.71158415377533" calcext:value-type="float">
            <text:p>2.71158415377533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42]*[.C42]" office:value-type="float" office:value="101.190189050938" calcext:value-type="float">
            <text:p>101.190189050938</text:p>
          </table:table-cell>
          <table:table-cell table:formula="of:=[.B42]*[.C42]*[.D42]/1000" office:value-type="float" office:value="0.274385713148052" calcext:value-type="float">
            <text:p>0.274385713148052</text:p>
          </table:table-cell>
        </table:table-row>
        <table:table-row table:style-name="ro1">
          <table:table-cell office:value-type="string" calcext:value-type="string">
            <text:p>WT 7</text:p>
          </table:table-cell>
          <table:table-cell office:value-type="float" office:value="2.72101898734033" calcext:value-type="float">
            <text:p>2.72101898734033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43]*[.C43]" office:value-type="float" office:value="101.190189050938" calcext:value-type="float">
            <text:p>101.190189050938</text:p>
          </table:table-cell>
          <table:table-cell table:formula="of:=[.B43]*[.C43]*[.D43]/1000" office:value-type="float" office:value="0.275340425740158" calcext:value-type="float">
            <text:p>0.275340425740158</text:p>
          </table:table-cell>
        </table:table-row>
        <table:table-row table:style-name="ro1">
          <table:table-cell office:value-type="string" calcext:value-type="string">
            <text:p>WT 8</text:p>
          </table:table-cell>
          <table:table-cell office:value-type="float" office:value="2.76435518049778" calcext:value-type="float">
            <text:p>2.76435518049778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44]*[.C44]" office:value-type="float" office:value="101.190189050938" calcext:value-type="float">
            <text:p>101.190189050938</text:p>
          </table:table-cell>
          <table:table-cell table:formula="of:=[.B44]*[.C44]*[.D44]/1000" office:value-type="float" office:value="0.279725623318509" calcext:value-type="float">
            <text:p>0.279725623318509</text:p>
          </table:table-cell>
        </table:table-row>
        <table:table-row table:style-name="ro1">
          <table:table-cell office:value-type="string" calcext:value-type="string">
            <text:p>WT 9</text:p>
          </table:table-cell>
          <table:table-cell office:value-type="float" office:value="2.68028527894955" calcext:value-type="float">
            <text:p>2.6802852789495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45]*[.C45]" office:value-type="float" office:value="101.190189050938" calcext:value-type="float">
            <text:p>101.190189050938</text:p>
          </table:table-cell>
          <table:table-cell table:formula="of:=[.B45]*[.C45]*[.D45]/1000" office:value-type="float" office:value="0.27121857408735" calcext:value-type="float">
            <text:p>0.27121857408735</text:p>
          </table:table-cell>
        </table:table-row>
        <table:table-row table:style-name="ro1">
          <table:table-cell office:value-type="string" calcext:value-type="string">
            <text:p>WT 10</text:p>
          </table:table-cell>
          <table:table-cell office:value-type="float" office:value="2.63314669479578" calcext:value-type="float">
            <text:p>2.63314669479578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46]*[.C46]" office:value-type="float" office:value="101.190189050938" calcext:value-type="float">
            <text:p>101.190189050938</text:p>
          </table:table-cell>
          <table:table-cell table:formula="of:=[.B46]*[.C46]*[.D46]/1000" office:value-type="float" office:value="0.266448611845236" calcext:value-type="float">
            <text:p>0.266448611845236</text:p>
          </table:table-cell>
        </table:table-row>
        <table:table-row table:style-name="ro1">
          <table:table-cell office:value-type="string" calcext:value-type="string">
            <text:p>WT 11</text:p>
          </table:table-cell>
          <table:table-cell office:value-type="float" office:value="2.75759099859333" calcext:value-type="float">
            <text:p>2.75759099859333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47]*[.C47]" office:value-type="float" office:value="101.190189050938" calcext:value-type="float">
            <text:p>101.190189050938</text:p>
          </table:table-cell>
          <table:table-cell table:formula="of:=[.B47]*[.C47]*[.D47]/1000" office:value-type="float" office:value="0.279041154472823" calcext:value-type="float">
            <text:p>0.279041154472823</text:p>
          </table:table-cell>
        </table:table-row>
        <table:table-row table:style-name="ro1">
          <table:table-cell office:value-type="string" calcext:value-type="string">
            <text:p>WT 12</text:p>
          </table:table-cell>
          <table:table-cell office:value-type="float" office:value="2.75257688701244" calcext:value-type="float">
            <text:p>2.75257688701244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48]*[.C48]" office:value-type="float" office:value="101.190189050938" calcext:value-type="float">
            <text:p>101.190189050938</text:p>
          </table:table-cell>
          <table:table-cell table:formula="of:=[.B48]*[.C48]*[.D48]/1000" office:value-type="float" office:value="0.27853377557403" calcext:value-type="float">
            <text:p>0.27853377557403</text:p>
          </table:table-cell>
        </table:table-row>
        <table:table-row table:style-name="ro1">
          <table:table-cell office:value-type="string" calcext:value-type="string">
            <text:p>WT 13</text:p>
          </table:table-cell>
          <table:table-cell office:value-type="float" office:value="2.75701959681167" calcext:value-type="float">
            <text:p>2.75701959681167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49]*[.C49]" office:value-type="float" office:value="101.190189050938" calcext:value-type="float">
            <text:p>101.190189050938</text:p>
          </table:table-cell>
          <table:table-cell table:formula="of:=[.B49]*[.C49]*[.D49]/1000" office:value-type="float" office:value="0.278983334218512" calcext:value-type="float">
            <text:p>0.278983334218512</text:p>
          </table:table-cell>
        </table:table-row>
        <table:table-row table:style-name="ro1">
          <table:table-cell office:value-type="string" calcext:value-type="string">
            <text:p>WT 14</text:p>
          </table:table-cell>
          <table:table-cell office:value-type="float" office:value="2.77334439756122" calcext:value-type="float">
            <text:p>2.77334439756122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50]*[.C50]" office:value-type="float" office:value="101.190189050938" calcext:value-type="float">
            <text:p>101.190189050938</text:p>
          </table:table-cell>
          <table:table-cell table:formula="of:=[.B50]*[.C50]*[.D50]/1000" office:value-type="float" office:value="0.280635243892578" calcext:value-type="float">
            <text:p>0.280635243892578</text:p>
          </table:table-cell>
        </table:table-row>
        <table:table-row table:style-name="ro1">
          <table:table-cell office:value-type="string" calcext:value-type="string">
            <text:p>WT 15</text:p>
          </table:table-cell>
          <table:table-cell office:value-type="float" office:value="2.71539957805767" calcext:value-type="float">
            <text:p>2.71539957805767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51]*[.C51]" office:value-type="float" office:value="101.190189050938" calcext:value-type="float">
            <text:p>101.190189050938</text:p>
          </table:table-cell>
          <table:table-cell table:formula="of:=[.B51]*[.C51]*[.D51]/1000" office:value-type="float" office:value="0.274771796652492" calcext:value-type="float">
            <text:p>0.274771796652492</text:p>
          </table:table-cell>
        </table:table-row>
        <table:table-row table:style-name="ro1">
          <table:table-cell office:value-type="string" calcext:value-type="string">
            <text:p>WT 16</text:p>
          </table:table-cell>
          <table:table-cell office:value-type="float" office:value="2.67462451945644" calcext:value-type="float">
            <text:p>2.67462451945644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52]*[.C52]" office:value-type="float" office:value="101.190189050938" calcext:value-type="float">
            <text:p>101.190189050938</text:p>
          </table:table-cell>
          <table:table-cell table:formula="of:=[.B52]*[.C52]*[.D52]/1000" office:value-type="float" office:value="0.27064576076407" calcext:value-type="float">
            <text:p>0.27064576076407</text:p>
          </table:table-cell>
        </table:table-row>
        <table:table-row table:style-name="ro1">
          <table:table-cell office:value-type="string" calcext:value-type="string">
            <text:p>WT 17</text:p>
          </table:table-cell>
          <table:table-cell office:value-type="float" office:value="2.70467684013267" calcext:value-type="float">
            <text:p>2.70467684013267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53]*[.C53]" office:value-type="float" office:value="101.190189050938" calcext:value-type="float">
            <text:p>101.190189050938</text:p>
          </table:table-cell>
          <table:table-cell table:formula="of:=[.B53]*[.C53]*[.D53]/1000" office:value-type="float" office:value="0.273686760774717" calcext:value-type="float">
            <text:p>0.273686760774717</text:p>
          </table:table-cell>
        </table:table-row>
        <table:table-row table:style-name="ro1">
          <table:table-cell office:value-type="string" calcext:value-type="string">
            <text:p>WT 18</text:p>
          </table:table-cell>
          <table:table-cell office:value-type="float" office:value="2.79356624472656" calcext:value-type="float">
            <text:p>2.79356624472656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54]*[.C54]" office:value-type="float" office:value="101.190189050938" calcext:value-type="float">
            <text:p>101.190189050938</text:p>
          </table:table-cell>
          <table:table-cell table:formula="of:=[.B54]*[.C54]*[.D54]/1000" office:value-type="float" office:value="0.282681496430198" calcext:value-type="float">
            <text:p>0.282681496430198</text:p>
          </table:table-cell>
        </table:table-row>
        <table:table-row table:style-name="ro1">
          <table:table-cell office:value-type="string" calcext:value-type="string">
            <text:p>WT 19</text:p>
          </table:table-cell>
          <table:table-cell office:value-type="float" office:value="2.62572395686844" calcext:value-type="float">
            <text:p>2.62572395686844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55]*[.C55]" office:value-type="float" office:value="101.190189050938" calcext:value-type="float">
            <text:p>101.190189050938</text:p>
          </table:table-cell>
          <table:table-cell table:formula="of:=[.B55]*[.C55]*[.D55]/1000" office:value-type="float" office:value="0.265697503591093" calcext:value-type="float">
            <text:p>0.265697503591093</text:p>
          </table:table-cell>
        </table:table-row>
        <table:table-row table:style-name="ro1">
          <table:table-cell office:value-type="string" calcext:value-type="string">
            <text:p>WT 20</text:p>
          </table:table-cell>
          <table:table-cell office:value-type="float" office:value="2.69146441631578" calcext:value-type="float">
            <text:p>2.69146441631578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56]*[.C56]" office:value-type="float" office:value="101.190189050938" calcext:value-type="float">
            <text:p>101.190189050938</text:p>
          </table:table-cell>
          <table:table-cell table:formula="of:=[.B56]*[.C56]*[.D56]/1000" office:value-type="float" office:value="0.272349793110865" calcext:value-type="float">
            <text:p>0.272349793110865</text:p>
          </table:table-cell>
        </table:table-row>
        <table:table-row table:style-name="ro1">
          <table:table-cell office:value-type="string" calcext:value-type="string">
            <text:p>WT 21</text:p>
          </table:table-cell>
          <table:table-cell office:value-type="float" office:value="2.761802344117" calcext:value-type="float">
            <text:p>2.761802344117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57]*[.C57]" office:value-type="float" office:value="101.190189050938" calcext:value-type="float">
            <text:p>101.190189050938</text:p>
          </table:table-cell>
          <table:table-cell table:formula="of:=[.B57]*[.C57]*[.D57]/1000" office:value-type="float" office:value="0.279467301322522" calcext:value-type="float">
            <text:p>0.279467301322522</text:p>
          </table:table-cell>
        </table:table-row>
        <table:table-row table:style-name="ro1">
          <table:table-cell office:value-type="string" calcext:value-type="string">
            <text:p>WT 22</text:p>
          </table:table-cell>
          <table:table-cell office:value-type="float" office:value="2.69049699953278" calcext:value-type="float">
            <text:p>2.69049699953278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58]*[.C58]" office:value-type="float" office:value="101.190189050938" calcext:value-type="float">
            <text:p>101.190189050938</text:p>
          </table:table-cell>
          <table:table-cell table:formula="of:=[.B58]*[.C58]*[.D58]/1000" office:value-type="float" office:value="0.272251900023702" calcext:value-type="float">
            <text:p>0.272251900023702</text:p>
          </table:table-cell>
        </table:table-row>
        <table:table-row table:style-name="ro1">
          <table:table-cell office:value-type="string" calcext:value-type="string">
            <text:p>WT 23</text:p>
          </table:table-cell>
          <table:table-cell office:value-type="float" office:value="2.622332911391" calcext:value-type="float">
            <text:p>2.622332911391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59]*[.C59]" office:value-type="float" office:value="101.190189050938" calcext:value-type="float">
            <text:p>101.190189050938</text:p>
          </table:table-cell>
          <table:table-cell table:formula="of:=[.B59]*[.C59]*[.D59]/1000" office:value-type="float" office:value="0.265354363058151" calcext:value-type="float">
            <text:p>0.265354363058151</text:p>
          </table:table-cell>
        </table:table-row>
        <table:table-row table:style-name="ro1">
          <table:table-cell office:value-type="string" calcext:value-type="string">
            <text:p>WT 24</text:p>
          </table:table-cell>
          <table:table-cell office:value-type="float" office:value="2.79589273323978" calcext:value-type="float">
            <text:p>2.79589273323978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60]*[.C60]" office:value-type="float" office:value="101.190189050938" calcext:value-type="float">
            <text:p>101.190189050938</text:p>
          </table:table-cell>
          <table:table-cell table:formula="of:=[.B60]*[.C60]*[.D60]/1000" office:value-type="float" office:value="0.282916914242676" calcext:value-type="float">
            <text:p>0.282916914242676</text:p>
          </table:table-cell>
        </table:table-row>
        <table:table-row table:style-name="ro1">
          <table:table-cell office:value-type="string" calcext:value-type="string">
            <text:p>WT 25</text:p>
          </table:table-cell>
          <table:table-cell office:value-type="float" office:value="2.72862995780656" calcext:value-type="float">
            <text:p>2.72862995780656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61]*[.C61]" office:value-type="float" office:value="101.190189050938" calcext:value-type="float">
            <text:p>101.190189050938</text:p>
          </table:table-cell>
          <table:table-cell table:formula="of:=[.B61]*[.C61]*[.D61]/1000" office:value-type="float" office:value="0.276110581280497" calcext:value-type="float">
            <text:p>0.276110581280497</text:p>
          </table:table-cell>
        </table:table-row>
        <table:table-row table:style-name="ro1">
          <table:table-cell office:value-type="string" calcext:value-type="string">
            <text:p>WT 26</text:p>
          </table:table-cell>
          <table:table-cell office:value-type="float" office:value="2.68905968119922" calcext:value-type="float">
            <text:p>2.68905968119922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62]*[.C62]" office:value-type="float" office:value="101.190189050938" calcext:value-type="float">
            <text:p>101.190189050938</text:p>
          </table:table-cell>
          <table:table-cell table:formula="of:=[.B62]*[.C62]*[.D62]/1000" office:value-type="float" office:value="0.272106457509803" calcext:value-type="float">
            <text:p>0.272106457509803</text:p>
          </table:table-cell>
        </table:table-row>
        <table:table-row table:style-name="ro1">
          <table:table-cell office:value-type="string" calcext:value-type="string">
            <text:p>WT 27</text:p>
          </table:table-cell>
          <table:table-cell office:value-type="float" office:value="2.69632850445267" calcext:value-type="float">
            <text:p>2.69632850445267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63]*[.C63]" office:value-type="float" office:value="101.190189050938" calcext:value-type="float">
            <text:p>101.190189050938</text:p>
          </table:table-cell>
          <table:table-cell table:formula="of:=[.B63]*[.C63]*[.D63]/1000" office:value-type="float" office:value="0.272841991108997" calcext:value-type="float">
            <text:p>0.272841991108997</text:p>
          </table:table-cell>
        </table:table-row>
        <table:table-row table:style-name="ro1">
          <table:table-cell office:value-type="string" calcext:value-type="string">
            <text:p>WT 28</text:p>
          </table:table-cell>
          <table:table-cell office:value-type="float" office:value="2.80713548992167" calcext:value-type="float">
            <text:p>2.80713548992167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64]*[.C64]" office:value-type="float" office:value="101.190189050938" calcext:value-type="float">
            <text:p>101.190189050938</text:p>
          </table:table-cell>
          <table:table-cell table:formula="of:=[.B64]*[.C64]*[.D64]/1000" office:value-type="float" office:value="0.28405457091677" calcext:value-type="float">
            <text:p>0.28405457091677</text:p>
          </table:table-cell>
        </table:table-row>
        <table:table-row table:style-name="ro1">
          <table:table-cell office:value-type="string" calcext:value-type="string">
            <text:p>WT 29</text:p>
          </table:table-cell>
          <table:table-cell office:value-type="float" office:value="2.66245086732233" calcext:value-type="float">
            <text:p>2.66245086732233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65]*[.C65]" office:value-type="float" office:value="101.190189050938" calcext:value-type="float">
            <text:p>101.190189050938</text:p>
          </table:table-cell>
          <table:table-cell table:formula="of:=[.B65]*[.C65]*[.D65]/1000" office:value-type="float" office:value="0.269413906603179" calcext:value-type="float">
            <text:p>0.269413906603179</text:p>
          </table:table-cell>
        </table:table-row>
        <table:table-row table:style-name="ro1">
          <table:table-cell office:value-type="string" calcext:value-type="string">
            <text:p>WT 30</text:p>
          </table:table-cell>
          <table:table-cell office:value-type="float" office:value="2.71403909985856" calcext:value-type="float">
            <text:p>2.71403909985856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66]*[.C66]" office:value-type="float" office:value="101.190189050938" calcext:value-type="float">
            <text:p>101.190189050938</text:p>
          </table:table-cell>
          <table:table-cell table:formula="of:=[.B66]*[.C66]*[.D66]/1000" office:value-type="float" office:value="0.274634129606324" calcext:value-type="float">
            <text:p>0.274634129606324</text:p>
          </table:table-cell>
        </table:table-row>
        <table:table-row table:style-name="ro1">
          <table:table-cell office:value-type="string" calcext:value-type="string">
            <text:p>WT 31</text:p>
          </table:table-cell>
          <table:table-cell office:value-type="float" office:value="2.66605804032" calcext:value-type="float">
            <text:p>2.66605804032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238.08604963" calcext:value-type="float">
            <text:p>3238.08604963</text:p>
          </table:table-cell>
          <table:table-cell table:formula="of:=[.D67]*[.C67]" office:value-type="float" office:value="101.190189050938" calcext:value-type="float">
            <text:p>101.190189050938</text:p>
          </table:table-cell>
          <table:table-cell table:formula="of:=[.B67]*[.C67]*[.D67]/1000" office:value-type="float" office:value="0.269778917120753" calcext:value-type="float">
            <text:p>0.269778917120753</text:p>
          </table:table-cell>
        </table:table-row>
        <table:table-row table:style-name="ro1">
          <table:table-cell table:number-columns-repeated="5"/>
          <table:table-cell table:formula="of:=SUM([.F36:.F67])" office:value-type="float" office:value="8.7993335815371" calcext:value-type="float">
            <text:p>8.799333581537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T 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T 0</text:p>
          </table:table-cell>
          <table:table-cell office:value-type="float" office:value="2.78367337083767" calcext:value-type="float">
            <text:p>2.783673370837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71]*[.C71]" office:value-type="float" office:value="51.2213910779514" calcext:value-type="float">
            <text:p>51.2213910779514</text:p>
          </table:table-cell>
          <table:table-cell table:formula="of:=[.B71]*[.C71]*[.D71]/1000" office:value-type="float" office:value="0.142583622360956" calcext:value-type="float">
            <text:p>0.142583622360956</text:p>
          </table:table-cell>
        </table:table-row>
        <table:table-row table:style-name="ro1">
          <table:table-cell office:value-type="string" calcext:value-type="string">
            <text:p>WT 1</text:p>
          </table:table-cell>
          <table:table-cell office:value-type="float" office:value="2.84582067510533" calcext:value-type="float">
            <text:p>2.845820675105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72]*[.C72]" office:value-type="float" office:value="51.2213910779514" calcext:value-type="float">
            <text:p>51.2213910779514</text:p>
          </table:table-cell>
          <table:table-cell table:formula="of:=[.B72]*[.C72]*[.D72]/1000" office:value-type="float" office:value="0.14576689373729" calcext:value-type="float">
            <text:p>0.14576689373729</text:p>
          </table:table-cell>
        </table:table-row>
        <table:table-row table:style-name="ro1">
          <table:table-cell office:value-type="string" calcext:value-type="string">
            <text:p>WT 2</text:p>
          </table:table-cell>
          <table:table-cell office:value-type="float" office:value="2.785163759962" calcext:value-type="float">
            <text:p>2.78516375996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73]*[.C73]" office:value-type="float" office:value="51.2213910779514" calcext:value-type="float">
            <text:p>51.2213910779514</text:p>
          </table:table-cell>
          <table:table-cell table:formula="of:=[.B73]*[.C73]*[.D73]/1000" office:value-type="float" office:value="0.142659962165151" calcext:value-type="float">
            <text:p>0.142659962165151</text:p>
          </table:table-cell>
        </table:table-row>
        <table:table-row table:style-name="ro1">
          <table:table-cell office:value-type="string" calcext:value-type="string">
            <text:p>WT 3</text:p>
          </table:table-cell>
          <table:table-cell office:value-type="float" office:value="2.79738931082967" calcext:value-type="float">
            <text:p>2.797389310829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74]*[.C74]" office:value-type="float" office:value="51.2213910779514" calcext:value-type="float">
            <text:p>51.2213910779514</text:p>
          </table:table-cell>
          <table:table-cell table:formula="of:=[.B74]*[.C74]*[.D74]/1000" office:value-type="float" office:value="0.143286171887288" calcext:value-type="float">
            <text:p>0.143286171887288</text:p>
          </table:table-cell>
        </table:table-row>
        <table:table-row table:style-name="ro1">
          <table:table-cell office:value-type="string" calcext:value-type="string">
            <text:p>WT 4</text:p>
          </table:table-cell>
          <table:table-cell office:value-type="float" office:value="2.79495607126133" calcext:value-type="float">
            <text:p>2.794956071261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75]*[.C75]" office:value-type="float" office:value="51.2213910779514" calcext:value-type="float">
            <text:p>51.2213910779514</text:p>
          </table:table-cell>
          <table:table-cell table:formula="of:=[.B75]*[.C75]*[.D75]/1000" office:value-type="float" office:value="0.143161537971771" calcext:value-type="float">
            <text:p>0.143161537971771</text:p>
          </table:table-cell>
        </table:table-row>
        <table:table-row table:style-name="ro1">
          <table:table-cell office:value-type="string" calcext:value-type="string">
            <text:p>WT 5</text:p>
          </table:table-cell>
          <table:table-cell office:value-type="float" office:value="2.82705194561567" calcext:value-type="float">
            <text:p>2.827051945615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76]*[.C76]" office:value-type="float" office:value="51.2213910779514" calcext:value-type="float">
            <text:p>51.2213910779514</text:p>
          </table:table-cell>
          <table:table-cell table:formula="of:=[.B76]*[.C76]*[.D76]/1000" office:value-type="float" office:value="0.144805533304064" calcext:value-type="float">
            <text:p>0.144805533304064</text:p>
          </table:table-cell>
        </table:table-row>
        <table:table-row table:style-name="ro1">
          <table:table-cell office:value-type="string" calcext:value-type="string">
            <text:p>WT 6</text:p>
          </table:table-cell>
          <table:table-cell office:value-type="float" office:value="2.710985513361" calcext:value-type="float">
            <text:p>2.710985513361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77]*[.C77]" office:value-type="float" office:value="51.2213910779514" calcext:value-type="float">
            <text:p>51.2213910779514</text:p>
          </table:table-cell>
          <table:table-cell table:formula="of:=[.B77]*[.C77]*[.D77]/1000" office:value-type="float" office:value="0.138860449186525" calcext:value-type="float">
            <text:p>0.138860449186525</text:p>
          </table:table-cell>
        </table:table-row>
        <table:table-row table:style-name="ro1">
          <table:table-cell office:value-type="string" calcext:value-type="string">
            <text:p>WT 7</text:p>
          </table:table-cell>
          <table:table-cell office:value-type="float" office:value="2.85472358180933" calcext:value-type="float">
            <text:p>2.854723581809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78]*[.C78]" office:value-type="float" office:value="51.2213910779514" calcext:value-type="float">
            <text:p>51.2213910779514</text:p>
          </table:table-cell>
          <table:table-cell table:formula="of:=[.B78]*[.C78]*[.D78]/1000" office:value-type="float" office:value="0.146222913003306" calcext:value-type="float">
            <text:p>0.146222913003306</text:p>
          </table:table-cell>
        </table:table-row>
        <table:table-row table:style-name="ro1">
          <table:table-cell office:value-type="string" calcext:value-type="string">
            <text:p>WT 8</text:p>
          </table:table-cell>
          <table:table-cell office:value-type="float" office:value="2.75483863103622" calcext:value-type="float">
            <text:p>2.754838631036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79]*[.C79]" office:value-type="float" office:value="51.2213910779514" calcext:value-type="float">
            <text:p>51.2213910779514</text:p>
          </table:table-cell>
          <table:table-cell table:formula="of:=[.B79]*[.C79]*[.D79]/1000" office:value-type="float" office:value="0.141106666876955" calcext:value-type="float">
            <text:p>0.141106666876955</text:p>
          </table:table-cell>
        </table:table-row>
        <table:table-row table:style-name="ro1">
          <table:table-cell office:value-type="string" calcext:value-type="string">
            <text:p>WT 9</text:p>
          </table:table-cell>
          <table:table-cell office:value-type="float" office:value="2.73588710736033" calcext:value-type="float">
            <text:p>2.735887107360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80]*[.C80]" office:value-type="float" office:value="51.2213910779514" calcext:value-type="float">
            <text:p>51.2213910779514</text:p>
          </table:table-cell>
          <table:table-cell table:formula="of:=[.B80]*[.C80]*[.D80]/1000" office:value-type="float" office:value="0.140135943471229" calcext:value-type="float">
            <text:p>0.140135943471229</text:p>
          </table:table-cell>
        </table:table-row>
        <table:table-row table:style-name="ro1">
          <table:table-cell office:value-type="string" calcext:value-type="string">
            <text:p>WT 10</text:p>
          </table:table-cell>
          <table:table-cell office:value-type="float" office:value="2.81213141115822" calcext:value-type="float">
            <text:p>2.812131411158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81]*[.C81]" office:value-type="float" office:value="51.2213910779514" calcext:value-type="float">
            <text:p>51.2213910779514</text:p>
          </table:table-cell>
          <table:table-cell table:formula="of:=[.B81]*[.C81]*[.D81]/1000" office:value-type="float" office:value="0.144041282773527" calcext:value-type="float">
            <text:p>0.144041282773527</text:p>
          </table:table-cell>
        </table:table-row>
        <table:table-row table:style-name="ro1">
          <table:table-cell office:value-type="string" calcext:value-type="string">
            <text:p>WT 11</text:p>
          </table:table-cell>
          <table:table-cell office:value-type="float" office:value="2.75780965775911" calcext:value-type="float">
            <text:p>2.75780965775911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82]*[.C82]" office:value-type="float" office:value="51.2213910779514" calcext:value-type="float">
            <text:p>51.2213910779514</text:p>
          </table:table-cell>
          <table:table-cell table:formula="of:=[.B82]*[.C82]*[.D82]/1000" office:value-type="float" office:value="0.141258846998631" calcext:value-type="float">
            <text:p>0.141258846998631</text:p>
          </table:table-cell>
        </table:table-row>
        <table:table-row table:style-name="ro1">
          <table:table-cell office:value-type="string" calcext:value-type="string">
            <text:p>WT 12</text:p>
          </table:table-cell>
          <table:table-cell office:value-type="float" office:value="2.95490004688256" calcext:value-type="float">
            <text:p>2.95490004688256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83]*[.C83]" office:value-type="float" office:value="51.2213910779514" calcext:value-type="float">
            <text:p>51.2213910779514</text:p>
          </table:table-cell>
          <table:table-cell table:formula="of:=[.B83]*[.C83]*[.D83]/1000" office:value-type="float" office:value="0.151354090897629" calcext:value-type="float">
            <text:p>0.151354090897629</text:p>
          </table:table-cell>
        </table:table-row>
        <table:table-row table:style-name="ro1">
          <table:table-cell office:value-type="string" calcext:value-type="string">
            <text:p>WT 13</text:p>
          </table:table-cell>
          <table:table-cell office:value-type="float" office:value="2.81415564932111" calcext:value-type="float">
            <text:p>2.81415564932111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84]*[.C84]" office:value-type="float" office:value="51.2213910779514" calcext:value-type="float">
            <text:p>51.2213910779514</text:p>
          </table:table-cell>
          <table:table-cell table:formula="of:=[.B84]*[.C84]*[.D84]/1000" office:value-type="float" office:value="0.144144967068103" calcext:value-type="float">
            <text:p>0.144144967068103</text:p>
          </table:table-cell>
        </table:table-row>
        <table:table-row table:style-name="ro1">
          <table:table-cell office:value-type="string" calcext:value-type="string">
            <text:p>WT 14</text:p>
          </table:table-cell>
          <table:table-cell office:value-type="float" office:value="2.76481973745778" calcext:value-type="float">
            <text:p>2.76481973745778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85]*[.C85]" office:value-type="float" office:value="51.2213910779514" calcext:value-type="float">
            <text:p>51.2213910779514</text:p>
          </table:table-cell>
          <table:table-cell table:formula="of:=[.B85]*[.C85]*[.D85]/1000" office:value-type="float" office:value="0.141617913032364" calcext:value-type="float">
            <text:p>0.141617913032364</text:p>
          </table:table-cell>
        </table:table-row>
        <table:table-row table:style-name="ro1">
          <table:table-cell office:value-type="string" calcext:value-type="string">
            <text:p>WT 15</text:p>
          </table:table-cell>
          <table:table-cell office:value-type="float" office:value="2.74213609939" calcext:value-type="float">
            <text:p>2.7421360993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86]*[.C86]" office:value-type="float" office:value="51.2213910779514" calcext:value-type="float">
            <text:p>51.2213910779514</text:p>
          </table:table-cell>
          <table:table-cell table:formula="of:=[.B86]*[.C86]*[.D86]/1000" office:value-type="float" office:value="0.140456025535823" calcext:value-type="float">
            <text:p>0.140456025535823</text:p>
          </table:table-cell>
        </table:table-row>
        <table:table-row table:style-name="ro1">
          <table:table-cell office:value-type="string" calcext:value-type="string">
            <text:p>WT 16</text:p>
          </table:table-cell>
          <table:table-cell office:value-type="float" office:value="2.766199203" calcext:value-type="float">
            <text:p>2.76619920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87]*[.C87]" office:value-type="float" office:value="51.2213910779514" calcext:value-type="float">
            <text:p>51.2213910779514</text:p>
          </table:table-cell>
          <table:table-cell table:formula="of:=[.B87]*[.C87]*[.D87]/1000" office:value-type="float" office:value="0.141688571176381" calcext:value-type="float">
            <text:p>0.141688571176381</text:p>
          </table:table-cell>
        </table:table-row>
        <table:table-row table:style-name="ro1">
          <table:table-cell office:value-type="string" calcext:value-type="string">
            <text:p>WT 17</text:p>
          </table:table-cell>
          <table:table-cell office:value-type="float" office:value="2.83842222222389" calcext:value-type="float">
            <text:p>2.8384222222238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88]*[.C88]" office:value-type="float" office:value="51.2213910779514" calcext:value-type="float">
            <text:p>51.2213910779514</text:p>
          </table:table-cell>
          <table:table-cell table:formula="of:=[.B88]*[.C88]*[.D88]/1000" office:value-type="float" office:value="0.145387934688878" calcext:value-type="float">
            <text:p>0.145387934688878</text:p>
          </table:table-cell>
        </table:table-row>
        <table:table-row table:style-name="ro1">
          <table:table-cell office:value-type="string" calcext:value-type="string">
            <text:p>WT 18</text:p>
          </table:table-cell>
          <table:table-cell office:value-type="float" office:value="2.72665452414311" calcext:value-type="float">
            <text:p>2.72665452414311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89]*[.C89]" office:value-type="float" office:value="51.2213910779514" calcext:value-type="float">
            <text:p>51.2213910779514</text:p>
          </table:table-cell>
          <table:table-cell table:formula="of:=[.B89]*[.C89]*[.D89]/1000" office:value-type="float" office:value="0.1396630377156" calcext:value-type="float">
            <text:p>0.1396630377156</text:p>
          </table:table-cell>
        </table:table-row>
        <table:table-row table:style-name="ro1">
          <table:table-cell office:value-type="string" calcext:value-type="string">
            <text:p>WT 19</text:p>
          </table:table-cell>
          <table:table-cell office:value-type="float" office:value="2.81660609470289" calcext:value-type="float">
            <text:p>2.8166060947028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90]*[.C90]" office:value-type="float" office:value="51.2213910779514" calcext:value-type="float">
            <text:p>51.2213910779514</text:p>
          </table:table-cell>
          <table:table-cell table:formula="of:=[.B90]*[.C90]*[.D90]/1000" office:value-type="float" office:value="0.144270482289318" calcext:value-type="float">
            <text:p>0.144270482289318</text:p>
          </table:table-cell>
        </table:table-row>
        <table:table-row table:style-name="ro1">
          <table:table-cell office:value-type="string" calcext:value-type="string">
            <text:p>WT 20</text:p>
          </table:table-cell>
          <table:table-cell office:value-type="float" office:value="2.76519301453533" calcext:value-type="float">
            <text:p>2.765193014535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91]*[.C91]" office:value-type="float" office:value="51.2213910779514" calcext:value-type="float">
            <text:p>51.2213910779514</text:p>
          </table:table-cell>
          <table:table-cell table:formula="of:=[.B91]*[.C91]*[.D91]/1000" office:value-type="float" office:value="0.141637032803534" calcext:value-type="float">
            <text:p>0.141637032803534</text:p>
          </table:table-cell>
        </table:table-row>
        <table:table-row table:style-name="ro1">
          <table:table-cell office:value-type="string" calcext:value-type="string">
            <text:p>WT 21</text:p>
          </table:table-cell>
          <table:table-cell office:value-type="float" office:value="2.76393656821444" calcext:value-type="float">
            <text:p>2.76393656821444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92]*[.C92]" office:value-type="float" office:value="51.2213910779514" calcext:value-type="float">
            <text:p>51.2213910779514</text:p>
          </table:table-cell>
          <table:table-cell table:formula="of:=[.B92]*[.C92]*[.D92]/1000" office:value-type="float" office:value="0.141572675875163" calcext:value-type="float">
            <text:p>0.141572675875163</text:p>
          </table:table-cell>
        </table:table-row>
        <table:table-row table:style-name="ro1">
          <table:table-cell office:value-type="string" calcext:value-type="string">
            <text:p>WT 22</text:p>
          </table:table-cell>
          <table:table-cell office:value-type="float" office:value="2.73973005157222" calcext:value-type="float">
            <text:p>2.739730051572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93]*[.C93]" office:value-type="float" office:value="51.2213910779514" calcext:value-type="float">
            <text:p>51.2213910779514</text:p>
          </table:table-cell>
          <table:table-cell table:formula="of:=[.B93]*[.C93]*[.D93]/1000" office:value-type="float" office:value="0.140332784419597" calcext:value-type="float">
            <text:p>0.140332784419597</text:p>
          </table:table-cell>
        </table:table-row>
        <table:table-row table:style-name="ro1">
          <table:table-cell office:value-type="string" calcext:value-type="string">
            <text:p>WT 23</text:p>
          </table:table-cell>
          <table:table-cell office:value-type="float" office:value="2.79787191748667" calcext:value-type="float">
            <text:p>2.797871917486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94]*[.C94]" office:value-type="float" office:value="51.2213910779514" calcext:value-type="float">
            <text:p>51.2213910779514</text:p>
          </table:table-cell>
          <table:table-cell table:formula="of:=[.B94]*[.C94]*[.D94]/1000" office:value-type="float" office:value="0.143310891671603" calcext:value-type="float">
            <text:p>0.143310891671603</text:p>
          </table:table-cell>
        </table:table-row>
        <table:table-row table:style-name="ro1">
          <table:table-cell office:value-type="string" calcext:value-type="string">
            <text:p>WT 24</text:p>
          </table:table-cell>
          <table:table-cell office:value-type="float" office:value="2.69830590717289" calcext:value-type="float">
            <text:p>2.6983059071728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95]*[.C95]" office:value-type="float" office:value="51.2213910779514" calcext:value-type="float">
            <text:p>51.2213910779514</text:p>
          </table:table-cell>
          <table:table-cell table:formula="of:=[.B95]*[.C95]*[.D95]/1000" office:value-type="float" office:value="0.138210982119249" calcext:value-type="float">
            <text:p>0.138210982119249</text:p>
          </table:table-cell>
        </table:table-row>
        <table:table-row table:style-name="ro1">
          <table:table-cell office:value-type="string" calcext:value-type="string">
            <text:p>WT 25</text:p>
          </table:table-cell>
          <table:table-cell office:value-type="float" office:value="2.70854547585644" calcext:value-type="float">
            <text:p>2.70854547585644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96]*[.C96]" office:value-type="float" office:value="51.2213910779514" calcext:value-type="float">
            <text:p>51.2213910779514</text:p>
          </table:table-cell>
          <table:table-cell table:formula="of:=[.B96]*[.C96]*[.D96]/1000" office:value-type="float" office:value="0.138735467071259" calcext:value-type="float">
            <text:p>0.138735467071259</text:p>
          </table:table-cell>
        </table:table-row>
        <table:table-row table:style-name="ro1">
          <table:table-cell office:value-type="string" calcext:value-type="string">
            <text:p>WT 26</text:p>
          </table:table-cell>
          <table:table-cell office:value-type="float" office:value="2.81896085325722" calcext:value-type="float">
            <text:p>2.818960853257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97]*[.C97]" office:value-type="float" office:value="51.2213910779514" calcext:value-type="float">
            <text:p>51.2213910779514</text:p>
          </table:table-cell>
          <table:table-cell table:formula="of:=[.B97]*[.C97]*[.D97]/1000" office:value-type="float" office:value="0.144391096298124" calcext:value-type="float">
            <text:p>0.144391096298124</text:p>
          </table:table-cell>
        </table:table-row>
        <table:table-row table:style-name="ro1">
          <table:table-cell office:value-type="string" calcext:value-type="string">
            <text:p>WT 27</text:p>
          </table:table-cell>
          <table:table-cell office:value-type="float" office:value="2.72687857477678" calcext:value-type="float">
            <text:p>2.72687857477678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98]*[.C98]" office:value-type="float" office:value="51.2213910779514" calcext:value-type="float">
            <text:p>51.2213910779514</text:p>
          </table:table-cell>
          <table:table-cell table:formula="of:=[.B98]*[.C98]*[.D98]/1000" office:value-type="float" office:value="0.139674513900728" calcext:value-type="float">
            <text:p>0.139674513900728</text:p>
          </table:table-cell>
        </table:table-row>
        <table:table-row table:style-name="ro1">
          <table:table-cell office:value-type="string" calcext:value-type="string">
            <text:p>WT 28</text:p>
          </table:table-cell>
          <table:table-cell office:value-type="float" office:value="2.72651837787189" calcext:value-type="float">
            <text:p>2.7265183778718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99]*[.C99]" office:value-type="float" office:value="51.2213910779514" calcext:value-type="float">
            <text:p>51.2213910779514</text:p>
          </table:table-cell>
          <table:table-cell table:formula="of:=[.B99]*[.C99]*[.D99]/1000" office:value-type="float" office:value="0.139656064114198" calcext:value-type="float">
            <text:p>0.139656064114198</text:p>
          </table:table-cell>
        </table:table-row>
        <table:table-row table:style-name="ro1">
          <table:table-cell office:value-type="string" calcext:value-type="string">
            <text:p>WT 29</text:p>
          </table:table-cell>
          <table:table-cell office:value-type="float" office:value="2.86626835443022" calcext:value-type="float">
            <text:p>2.866268354430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00]*[.C100]" office:value-type="float" office:value="51.2213910779514" calcext:value-type="float">
            <text:p>51.2213910779514</text:p>
          </table:table-cell>
          <table:table-cell table:formula="of:=[.B100]*[.C100]*[.D100]/1000" office:value-type="float" office:value="0.146814252316627" calcext:value-type="float">
            <text:p>0.146814252316627</text:p>
          </table:table-cell>
        </table:table-row>
        <table:table-row table:style-name="ro1">
          <table:table-cell office:value-type="string" calcext:value-type="string">
            <text:p>WT 30</text:p>
          </table:table-cell>
          <table:table-cell office:value-type="float" office:value="2.74579188935767" calcext:value-type="float">
            <text:p>2.745791889357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01]*[.C101]" office:value-type="float" office:value="51.2213910779514" calcext:value-type="float">
            <text:p>51.2213910779514</text:p>
          </table:table-cell>
          <table:table-cell table:formula="of:=[.B101]*[.C101]*[.D101]/1000" office:value-type="float" office:value="0.140643280183456" calcext:value-type="float">
            <text:p>0.140643280183456</text:p>
          </table:table-cell>
        </table:table-row>
        <table:table-row table:style-name="ro1">
          <table:table-cell office:value-type="string" calcext:value-type="string">
            <text:p>WT 31</text:p>
          </table:table-cell>
          <table:table-cell office:value-type="float" office:value="2.76030276605589" calcext:value-type="float">
            <text:p>2.7603027660558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02]*[.C102]" office:value-type="float" office:value="51.2213910779514" calcext:value-type="float">
            <text:p>51.2213910779514</text:p>
          </table:table-cell>
          <table:table-cell table:formula="of:=[.B102]*[.C102]*[.D102]/1000" office:value-type="float" office:value="0.1413865474737" calcext:value-type="float">
            <text:p>0.1413865474737</text:p>
          </table:table-cell>
        </table:table-row>
        <table:table-row table:style-name="ro1">
          <table:table-cell office:value-type="string" calcext:value-type="string">
            <text:p>WT 32</text:p>
          </table:table-cell>
          <table:table-cell office:value-type="float" office:value="2.72833473980433" calcext:value-type="float">
            <text:p>2.728334739804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03]*[.C103]" office:value-type="float" office:value="51.2213910779514" calcext:value-type="float">
            <text:p>51.2213910779514</text:p>
          </table:table-cell>
          <table:table-cell table:formula="of:=[.B103]*[.C103]*[.D103]/1000" office:value-type="float" office:value="0.139749100699078" calcext:value-type="float">
            <text:p>0.139749100699078</text:p>
          </table:table-cell>
        </table:table-row>
        <table:table-row table:style-name="ro1">
          <table:table-cell office:value-type="string" calcext:value-type="string">
            <text:p>WT 33</text:p>
          </table:table-cell>
          <table:table-cell office:value-type="float" office:value="2.86022620721989" calcext:value-type="float">
            <text:p>2.8602262072198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04]*[.C104]" office:value-type="float" office:value="51.2213910779514" calcext:value-type="float">
            <text:p>51.2213910779514</text:p>
          </table:table-cell>
          <table:table-cell table:formula="of:=[.B104]*[.C104]*[.D104]/1000" office:value-type="float" office:value="0.146504765131416" calcext:value-type="float">
            <text:p>0.146504765131416</text:p>
          </table:table-cell>
        </table:table-row>
        <table:table-row table:style-name="ro1">
          <table:table-cell office:value-type="string" calcext:value-type="string">
            <text:p>WT 34</text:p>
          </table:table-cell>
          <table:table-cell office:value-type="float" office:value="2.772724472576" calcext:value-type="float">
            <text:p>2.772724472576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05]*[.C105]" office:value-type="float" office:value="51.2213910779514" calcext:value-type="float">
            <text:p>51.2213910779514</text:p>
          </table:table-cell>
          <table:table-cell table:formula="of:=[.B105]*[.C105]*[.D105]/1000" office:value-type="float" office:value="0.142022804561222" calcext:value-type="float">
            <text:p>0.142022804561222</text:p>
          </table:table-cell>
        </table:table-row>
        <table:table-row table:style-name="ro1">
          <table:table-cell office:value-type="string" calcext:value-type="string">
            <text:p>WT 35</text:p>
          </table:table-cell>
          <table:table-cell office:value-type="float" office:value="2.74192142522256" calcext:value-type="float">
            <text:p>2.74192142522256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06]*[.C106]" office:value-type="float" office:value="51.2213910779514" calcext:value-type="float">
            <text:p>51.2213910779514</text:p>
          </table:table-cell>
          <table:table-cell table:formula="of:=[.B106]*[.C106]*[.D106]/1000" office:value-type="float" office:value="0.140445029626339" calcext:value-type="float">
            <text:p>0.140445029626339</text:p>
          </table:table-cell>
        </table:table-row>
        <table:table-row table:style-name="ro1">
          <table:table-cell office:value-type="string" calcext:value-type="string">
            <text:p>WT 36</text:p>
          </table:table-cell>
          <table:table-cell office:value-type="float" office:value="2.74719399906311" calcext:value-type="float">
            <text:p>2.74719399906311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07]*[.C107]" office:value-type="float" office:value="51.2213910779514" calcext:value-type="float">
            <text:p>51.2213910779514</text:p>
          </table:table-cell>
          <table:table-cell table:formula="of:=[.B107]*[.C107]*[.D107]/1000" office:value-type="float" office:value="0.140715098193013" calcext:value-type="float">
            <text:p>0.140715098193013</text:p>
          </table:table-cell>
        </table:table-row>
        <table:table-row table:style-name="ro1">
          <table:table-cell office:value-type="string" calcext:value-type="string">
            <text:p>WT 37</text:p>
          </table:table-cell>
          <table:table-cell office:value-type="float" office:value="2.74920300046822" calcext:value-type="float">
            <text:p>2.749203000468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08]*[.C108]" office:value-type="float" office:value="51.2213910779514" calcext:value-type="float">
            <text:p>51.2213910779514</text:p>
          </table:table-cell>
          <table:table-cell table:formula="of:=[.B108]*[.C108]*[.D108]/1000" office:value-type="float" office:value="0.14081800203966" calcext:value-type="float">
            <text:p>0.14081800203966</text:p>
          </table:table-cell>
        </table:table-row>
        <table:table-row table:style-name="ro1">
          <table:table-cell office:value-type="string" calcext:value-type="string">
            <text:p>WT 38</text:p>
          </table:table-cell>
          <table:table-cell office:value-type="float" office:value="2.82179193623967" calcext:value-type="float">
            <text:p>2.821791936239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09]*[.C109]" office:value-type="float" office:value="51.2213910779514" calcext:value-type="float">
            <text:p>51.2213910779514</text:p>
          </table:table-cell>
          <table:table-cell table:formula="of:=[.B109]*[.C109]*[.D109]/1000" office:value-type="float" office:value="0.144536108306742" calcext:value-type="float">
            <text:p>0.144536108306742</text:p>
          </table:table-cell>
        </table:table-row>
        <table:table-row table:style-name="ro1">
          <table:table-cell office:value-type="string" calcext:value-type="string">
            <text:p>WT 39</text:p>
          </table:table-cell>
          <table:table-cell office:value-type="float" office:value="2.77322864510167" calcext:value-type="float">
            <text:p>2.773228645101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10]*[.C110]" office:value-type="float" office:value="51.2213910779514" calcext:value-type="float">
            <text:p>51.2213910779514</text:p>
          </table:table-cell>
          <table:table-cell table:formula="of:=[.B110]*[.C110]*[.D110]/1000" office:value-type="float" office:value="0.14204862897933" calcext:value-type="float">
            <text:p>0.14204862897933</text:p>
          </table:table-cell>
        </table:table-row>
        <table:table-row table:style-name="ro1">
          <table:table-cell office:value-type="string" calcext:value-type="string">
            <text:p>WT 40</text:p>
          </table:table-cell>
          <table:table-cell office:value-type="float" office:value="2.81463183309756" calcext:value-type="float">
            <text:p>2.81463183309756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11]*[.C111]" office:value-type="float" office:value="51.2213910779514" calcext:value-type="float">
            <text:p>51.2213910779514</text:p>
          </table:table-cell>
          <table:table-cell table:formula="of:=[.B111]*[.C111]*[.D111]/1000" office:value-type="float" office:value="0.144169357863541" calcext:value-type="float">
            <text:p>0.144169357863541</text:p>
          </table:table-cell>
        </table:table-row>
        <table:table-row table:style-name="ro1">
          <table:table-cell office:value-type="string" calcext:value-type="string">
            <text:p>WT 41</text:p>
          </table:table-cell>
          <table:table-cell office:value-type="float" office:value="2.70116957337122" calcext:value-type="float">
            <text:p>2.701169573371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12]*[.C112]" office:value-type="float" office:value="51.2213910779514" calcext:value-type="float">
            <text:p>51.2213910779514</text:p>
          </table:table-cell>
          <table:table-cell table:formula="of:=[.B112]*[.C112]*[.D112]/1000" office:value-type="float" office:value="0.13835766308551" calcext:value-type="float">
            <text:p>0.13835766308551</text:p>
          </table:table-cell>
        </table:table-row>
        <table:table-row table:style-name="ro1">
          <table:table-cell office:value-type="string" calcext:value-type="string">
            <text:p>WT 42</text:p>
          </table:table-cell>
          <table:table-cell office:value-type="float" office:value="2.74164936708833" calcext:value-type="float">
            <text:p>2.741649367088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13]*[.C113]" office:value-type="float" office:value="51.2213910779514" calcext:value-type="float">
            <text:p>51.2213910779514</text:p>
          </table:table-cell>
          <table:table-cell table:formula="of:=[.B113]*[.C113]*[.D113]/1000" office:value-type="float" office:value="0.140431094430249" calcext:value-type="float">
            <text:p>0.140431094430249</text:p>
          </table:table-cell>
        </table:table-row>
        <table:table-row table:style-name="ro1">
          <table:table-cell office:value-type="string" calcext:value-type="string">
            <text:p>WT 43</text:p>
          </table:table-cell>
          <table:table-cell office:value-type="float" office:value="2.79501279887356" calcext:value-type="float">
            <text:p>2.79501279887356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14]*[.C114]" office:value-type="float" office:value="51.2213910779514" calcext:value-type="float">
            <text:p>51.2213910779514</text:p>
          </table:table-cell>
          <table:table-cell table:formula="of:=[.B114]*[.C114]*[.D114]/1000" office:value-type="float" office:value="0.143164443638982" calcext:value-type="float">
            <text:p>0.143164443638982</text:p>
          </table:table-cell>
        </table:table-row>
        <table:table-row table:style-name="ro1">
          <table:table-cell office:value-type="string" calcext:value-type="string">
            <text:p>WT 44</text:p>
          </table:table-cell>
          <table:table-cell office:value-type="float" office:value="2.68892841069044" calcext:value-type="float">
            <text:p>2.68892841069044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15]*[.C115]" office:value-type="float" office:value="51.2213910779514" calcext:value-type="float">
            <text:p>51.2213910779514</text:p>
          </table:table-cell>
          <table:table-cell table:formula="of:=[.B115]*[.C115]*[.D115]/1000" office:value-type="float" office:value="0.137730653704589" calcext:value-type="float">
            <text:p>0.137730653704589</text:p>
          </table:table-cell>
        </table:table-row>
        <table:table-row table:style-name="ro1">
          <table:table-cell office:value-type="string" calcext:value-type="string">
            <text:p>WT 45</text:p>
          </table:table-cell>
          <table:table-cell office:value-type="float" office:value="2.716311814347" calcext:value-type="float">
            <text:p>2.71631181434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16]*[.C116]" office:value-type="float" office:value="51.2213910779514" calcext:value-type="float">
            <text:p>51.2213910779514</text:p>
          </table:table-cell>
          <table:table-cell table:formula="of:=[.B116]*[.C116]*[.D116]/1000" office:value-type="float" office:value="0.139133269732327" calcext:value-type="float">
            <text:p>0.139133269732327</text:p>
          </table:table-cell>
        </table:table-row>
        <table:table-row table:style-name="ro1">
          <table:table-cell office:value-type="string" calcext:value-type="string">
            <text:p>WT 46</text:p>
          </table:table-cell>
          <table:table-cell office:value-type="float" office:value="2.76979779653" calcext:value-type="float">
            <text:p>2.7697977965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17]*[.C117]" office:value-type="float" office:value="51.2213910779514" calcext:value-type="float">
            <text:p>51.2213910779514</text:p>
          </table:table-cell>
          <table:table-cell table:formula="of:=[.B117]*[.C117]*[.D117]/1000" office:value-type="float" office:value="0.141872896142911" calcext:value-type="float">
            <text:p>0.141872896142911</text:p>
          </table:table-cell>
        </table:table-row>
        <table:table-row table:style-name="ro1">
          <table:table-cell office:value-type="string" calcext:value-type="string">
            <text:p>WT 47</text:p>
          </table:table-cell>
          <table:table-cell office:value-type="float" office:value="2.84471490857822" calcext:value-type="float">
            <text:p>2.844714908578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18]*[.C118]" office:value-type="float" office:value="51.2213910779514" calcext:value-type="float">
            <text:p>51.2213910779514</text:p>
          </table:table-cell>
          <table:table-cell table:formula="of:=[.B118]*[.C118]*[.D118]/1000" office:value-type="float" office:value="0.145710254837564" calcext:value-type="float">
            <text:p>0.145710254837564</text:p>
          </table:table-cell>
        </table:table-row>
        <table:table-row table:style-name="ro1">
          <table:table-cell office:value-type="string" calcext:value-type="string">
            <text:p>WT 48</text:p>
          </table:table-cell>
          <table:table-cell office:value-type="float" office:value="2.83604842944144" calcext:value-type="float">
            <text:p>2.83604842944144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19]*[.C119]" office:value-type="float" office:value="51.2213910779514" calcext:value-type="float">
            <text:p>51.2213910779514</text:p>
          </table:table-cell>
          <table:table-cell table:formula="of:=[.B119]*[.C119]*[.D119]/1000" office:value-type="float" office:value="0.14526634572043" calcext:value-type="float">
            <text:p>0.14526634572043</text:p>
          </table:table-cell>
        </table:table-row>
        <table:table-row table:style-name="ro1">
          <table:table-cell office:value-type="string" calcext:value-type="string">
            <text:p>WT 49</text:p>
          </table:table-cell>
          <table:table-cell office:value-type="float" office:value="2.81281237693467" calcext:value-type="float">
            <text:p>2.812812376934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20]*[.C120]" office:value-type="float" office:value="51.2213910779514" calcext:value-type="float">
            <text:p>51.2213910779514</text:p>
          </table:table-cell>
          <table:table-cell table:formula="of:=[.B120]*[.C120]*[.D120]/1000" office:value-type="float" office:value="0.144076162787873" calcext:value-type="float">
            <text:p>0.144076162787873</text:p>
          </table:table-cell>
        </table:table-row>
        <table:table-row table:style-name="ro1">
          <table:table-cell office:value-type="string" calcext:value-type="string">
            <text:p>WT 50</text:p>
          </table:table-cell>
          <table:table-cell office:value-type="float" office:value="2.79289287388656" calcext:value-type="float">
            <text:p>2.79289287388656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21]*[.C121]" office:value-type="float" office:value="51.2213910779514" calcext:value-type="float">
            <text:p>51.2213910779514</text:p>
          </table:table-cell>
          <table:table-cell table:formula="of:=[.B121]*[.C121]*[.D121]/1000" office:value-type="float" office:value="0.143055858132167" calcext:value-type="float">
            <text:p>0.143055858132167</text:p>
          </table:table-cell>
        </table:table-row>
        <table:table-row table:style-name="ro1">
          <table:table-cell office:value-type="string" calcext:value-type="string">
            <text:p>WT 51</text:p>
          </table:table-cell>
          <table:table-cell office:value-type="float" office:value="2.73235719643667" calcext:value-type="float">
            <text:p>2.732357196436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22]*[.C122]" office:value-type="float" office:value="51.2213910779514" calcext:value-type="float">
            <text:p>51.2213910779514</text:p>
          </table:table-cell>
          <table:table-cell table:formula="of:=[.B122]*[.C122]*[.D122]/1000" office:value-type="float" office:value="0.139955136523338" calcext:value-type="float">
            <text:p>0.139955136523338</text:p>
          </table:table-cell>
        </table:table-row>
        <table:table-row table:style-name="ro1">
          <table:table-cell office:value-type="string" calcext:value-type="string">
            <text:p>WT 52</text:p>
          </table:table-cell>
          <table:table-cell office:value-type="float" office:value="2.69288682606544" calcext:value-type="float">
            <text:p>2.69288682606544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23]*[.C123]" office:value-type="float" office:value="51.2213910779514" calcext:value-type="float">
            <text:p>51.2213910779514</text:p>
          </table:table-cell>
          <table:table-cell table:formula="of:=[.B123]*[.C123]*[.D123]/1000" office:value-type="float" office:value="0.137933409246561" calcext:value-type="float">
            <text:p>0.137933409246561</text:p>
          </table:table-cell>
        </table:table-row>
        <table:table-row table:style-name="ro1">
          <table:table-cell office:value-type="string" calcext:value-type="string">
            <text:p>WT 53</text:p>
          </table:table-cell>
          <table:table-cell office:value-type="float" office:value="2.76325808720189" calcext:value-type="float">
            <text:p>2.7632580872018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24]*[.C124]" office:value-type="float" office:value="51.2213910779514" calcext:value-type="float">
            <text:p>51.2213910779514</text:p>
          </table:table-cell>
          <table:table-cell table:formula="of:=[.B124]*[.C124]*[.D124]/1000" office:value-type="float" office:value="0.14153792313388" calcext:value-type="float">
            <text:p>0.14153792313388</text:p>
          </table:table-cell>
        </table:table-row>
        <table:table-row table:style-name="ro1">
          <table:table-cell office:value-type="string" calcext:value-type="string">
            <text:p>WT 54</text:p>
          </table:table-cell>
          <table:table-cell office:value-type="float" office:value="2.80345222691067" calcext:value-type="float">
            <text:p>2.803452226910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25]*[.C125]" office:value-type="float" office:value="51.2213910779514" calcext:value-type="float">
            <text:p>51.2213910779514</text:p>
          </table:table-cell>
          <table:table-cell table:formula="of:=[.B125]*[.C125]*[.D125]/1000" office:value-type="float" office:value="0.143596722882945" calcext:value-type="float">
            <text:p>0.143596722882945</text:p>
          </table:table-cell>
        </table:table-row>
        <table:table-row table:style-name="ro1">
          <table:table-cell office:value-type="string" calcext:value-type="string">
            <text:p>WT 55</text:p>
          </table:table-cell>
          <table:table-cell office:value-type="float" office:value="2.81784261603289" calcext:value-type="float">
            <text:p>2.8178426160328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26]*[.C126]" office:value-type="float" office:value="51.2213910779514" calcext:value-type="float">
            <text:p>51.2213910779514</text:p>
          </table:table-cell>
          <table:table-cell table:formula="of:=[.B126]*[.C126]*[.D126]/1000" office:value-type="float" office:value="0.144333818631938" calcext:value-type="float">
            <text:p>0.144333818631938</text:p>
          </table:table-cell>
        </table:table-row>
        <table:table-row table:style-name="ro1">
          <table:table-cell office:value-type="string" calcext:value-type="string">
            <text:p>WT 56</text:p>
          </table:table-cell>
          <table:table-cell office:value-type="float" office:value="2.76304463197411" calcext:value-type="float">
            <text:p>2.76304463197411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27]*[.C127]" office:value-type="float" office:value="51.2213910779514" calcext:value-type="float">
            <text:p>51.2213910779514</text:p>
          </table:table-cell>
          <table:table-cell table:formula="of:=[.B127]*[.C127]*[.D127]/1000" office:value-type="float" office:value="0.14152698966018" calcext:value-type="float">
            <text:p>0.14152698966018</text:p>
          </table:table-cell>
        </table:table-row>
        <table:table-row table:style-name="ro1">
          <table:table-cell office:value-type="string" calcext:value-type="string">
            <text:p>WT 57</text:p>
          </table:table-cell>
          <table:table-cell office:value-type="float" office:value="2.71166029067033" calcext:value-type="float">
            <text:p>2.711660290670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28]*[.C128]" office:value-type="float" office:value="51.2213910779514" calcext:value-type="float">
            <text:p>51.2213910779514</text:p>
          </table:table-cell>
          <table:table-cell table:formula="of:=[.B128]*[.C128]*[.D128]/1000" office:value-type="float" office:value="0.138895012218976" calcext:value-type="float">
            <text:p>0.138895012218976</text:p>
          </table:table-cell>
        </table:table-row>
        <table:table-row table:style-name="ro1">
          <table:table-cell office:value-type="string" calcext:value-type="string">
            <text:p>WT 58</text:p>
          </table:table-cell>
          <table:table-cell office:value-type="float" office:value="2.89422466010356" calcext:value-type="float">
            <text:p>2.89422466010356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29]*[.C129]" office:value-type="float" office:value="51.2213910779514" calcext:value-type="float">
            <text:p>51.2213910779514</text:p>
          </table:table-cell>
          <table:table-cell table:formula="of:=[.B129]*[.C129]*[.D129]/1000" office:value-type="float" office:value="0.148246213182615" calcext:value-type="float">
            <text:p>0.148246213182615</text:p>
          </table:table-cell>
        </table:table-row>
        <table:table-row table:style-name="ro1">
          <table:table-cell office:value-type="string" calcext:value-type="string">
            <text:p>WT 59</text:p>
          </table:table-cell>
          <table:table-cell office:value-type="float" office:value="2.830359587435" calcext:value-type="float">
            <text:p>2.83035958743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30]*[.C130]" office:value-type="float" office:value="51.2213910779514" calcext:value-type="float">
            <text:p>51.2213910779514</text:p>
          </table:table-cell>
          <table:table-cell table:formula="of:=[.B130]*[.C130]*[.D130]/1000" office:value-type="float" office:value="0.144974955319237" calcext:value-type="float">
            <text:p>0.144974955319237</text:p>
          </table:table-cell>
        </table:table-row>
        <table:table-row table:style-name="ro1">
          <table:table-cell office:value-type="string" calcext:value-type="string">
            <text:p>WT 60</text:p>
          </table:table-cell>
          <table:table-cell office:value-type="float" office:value="2.84135860290511" calcext:value-type="float">
            <text:p>2.84135860290511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31]*[.C131]" office:value-type="float" office:value="51.2213910779514" calcext:value-type="float">
            <text:p>51.2213910779514</text:p>
          </table:table-cell>
          <table:table-cell table:formula="of:=[.B131]*[.C131]*[.D131]/1000" office:value-type="float" office:value="0.145538340192104" calcext:value-type="float">
            <text:p>0.145538340192104</text:p>
          </table:table-cell>
        </table:table-row>
        <table:table-row table:style-name="ro1">
          <table:table-cell office:value-type="string" calcext:value-type="string">
            <text:p>WT 61</text:p>
          </table:table-cell>
          <table:table-cell office:value-type="float" office:value="2.89462676980811" calcext:value-type="float">
            <text:p>2.89462676980811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32]*[.C132]" office:value-type="float" office:value="51.2213910779514" calcext:value-type="float">
            <text:p>51.2213910779514</text:p>
          </table:table-cell>
          <table:table-cell table:formula="of:=[.B132]*[.C132]*[.D132]/1000" office:value-type="float" office:value="0.148266809801048" calcext:value-type="float">
            <text:p>0.148266809801048</text:p>
          </table:table-cell>
        </table:table-row>
        <table:table-row table:style-name="ro1">
          <table:table-cell office:value-type="string" calcext:value-type="string">
            <text:p>WT 62</text:p>
          </table:table-cell>
          <table:table-cell office:value-type="float" office:value="2.68713042662878" calcext:value-type="float">
            <text:p>2.68713042662878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33]*[.C133]" office:value-type="float" office:value="51.2213910779514" calcext:value-type="float">
            <text:p>51.2213910779514</text:p>
          </table:table-cell>
          <table:table-cell table:formula="of:=[.B133]*[.C133]*[.D133]/1000" office:value-type="float" office:value="0.137638558459815" calcext:value-type="float">
            <text:p>0.137638558459815</text:p>
          </table:table-cell>
        </table:table-row>
        <table:table-row table:style-name="ro1">
          <table:table-cell office:value-type="string" calcext:value-type="string">
            <text:p>WT 63</text:p>
          </table:table-cell>
          <table:table-cell office:value-type="float" office:value="2.73858232536367" calcext:value-type="float">
            <text:p>2.738582325363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278.16902898889" calcext:value-type="float">
            <text:p>3278.16902898889</text:p>
          </table:table-cell>
          <table:table-cell table:formula="of:=[.D134]*[.C134]" office:value-type="float" office:value="51.2213910779514" calcext:value-type="float">
            <text:p>51.2213910779514</text:p>
          </table:table-cell>
          <table:table-cell table:formula="of:=[.B134]*[.C134]*[.D134]/1000" office:value-type="float" office:value="0.140273996286618" calcext:value-type="float">
            <text:p>0.140273996286618</text:p>
          </table:table-cell>
        </table:table-row>
        <table:table-row table:style-name="ro1">
          <table:table-cell table:number-columns-repeated="5"/>
          <table:table-cell table:formula="of:=SUM([.F71:.F134])" office:value-type="float" office:value="9.11136385754022" calcext:value-type="float">
            <text:p>9.11136385754022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T 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T 0</text:p>
          </table:table-cell>
          <table:table-cell office:value-type="float" office:value="1.62640393811522" calcext:value-type="float">
            <text:p>1.62640393811522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3503.73713391444" calcext:value-type="float">
            <text:p>3503.73713391444</text:p>
          </table:table-cell>
          <table:table-cell table:formula="of:=[.D142]*[.C142]" office:value-type="float" office:value="437.967141739305" calcext:value-type="float">
            <text:p>437.967141739305</text:p>
          </table:table-cell>
          <table:table-cell table:formula="of:=[.B142]*[.C142]*[.D142]/1000" office:value-type="float" office:value="0.712311484089872" calcext:value-type="float">
            <text:p>0.712311484089872</text:p>
          </table:table-cell>
        </table:table-row>
        <table:table-row table:style-name="ro1">
          <table:table-cell office:value-type="string" calcext:value-type="string">
            <text:p>WT 1</text:p>
          </table:table-cell>
          <table:table-cell office:value-type="float" office:value="1.58958931082856" calcext:value-type="float">
            <text:p>1.58958931082856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3503.73713391444" calcext:value-type="float">
            <text:p>3503.73713391444</text:p>
          </table:table-cell>
          <table:table-cell table:formula="of:=[.D143]*[.C143]" office:value-type="float" office:value="437.967141739305" calcext:value-type="float">
            <text:p>437.967141739305</text:p>
          </table:table-cell>
          <table:table-cell table:formula="of:=[.B143]*[.C143]*[.D143]/1000" office:value-type="float" office:value="0.696187887002936" calcext:value-type="float">
            <text:p>0.696187887002936</text:p>
          </table:table-cell>
        </table:table-row>
        <table:table-row table:style-name="ro1">
          <table:table-cell office:value-type="string" calcext:value-type="string">
            <text:p>WT 2</text:p>
          </table:table-cell>
          <table:table-cell office:value-type="float" office:value="1.59690257852844" calcext:value-type="float">
            <text:p>1.59690257852844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3503.73713391444" calcext:value-type="float">
            <text:p>3503.73713391444</text:p>
          </table:table-cell>
          <table:table-cell table:formula="of:=[.D144]*[.C144]" office:value-type="float" office:value="437.967141739305" calcext:value-type="float">
            <text:p>437.967141739305</text:p>
          </table:table-cell>
          <table:table-cell table:formula="of:=[.B144]*[.C144]*[.D144]/1000" office:value-type="float" office:value="0.699390857954227" calcext:value-type="float">
            <text:p>0.699390857954227</text:p>
          </table:table-cell>
        </table:table-row>
        <table:table-row table:style-name="ro1">
          <table:table-cell office:value-type="string" calcext:value-type="string">
            <text:p>WT 3</text:p>
          </table:table-cell>
          <table:table-cell office:value-type="float" office:value="1.54233323956689" calcext:value-type="float">
            <text:p>1.54233323956689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3503.73713391444" calcext:value-type="float">
            <text:p>3503.73713391444</text:p>
          </table:table-cell>
          <table:table-cell table:formula="of:=[.D145]*[.C145]" office:value-type="float" office:value="437.967141739305" calcext:value-type="float">
            <text:p>437.967141739305</text:p>
          </table:table-cell>
          <table:table-cell table:formula="of:=[.B145]*[.C145]*[.D145]/1000" office:value-type="float" office:value="0.675491280542634" calcext:value-type="float">
            <text:p>0.675491280542634</text:p>
          </table:table-cell>
        </table:table-row>
        <table:table-row table:style-name="ro1">
          <table:table-cell office:value-type="string" calcext:value-type="string">
            <text:p>WT 4</text:p>
          </table:table-cell>
          <table:table-cell office:value-type="float" office:value="1.59124678856" calcext:value-type="float">
            <text:p>1.59124678856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3503.73713391444" calcext:value-type="float">
            <text:p>3503.73713391444</text:p>
          </table:table-cell>
          <table:table-cell table:formula="of:=[.D146]*[.C146]" office:value-type="float" office:value="437.967141739305" calcext:value-type="float">
            <text:p>437.967141739305</text:p>
          </table:table-cell>
          <table:table-cell table:formula="of:=[.B146]*[.C146]*[.D146]/1000" office:value-type="float" office:value="0.696913807787472" calcext:value-type="float">
            <text:p>0.696913807787472</text:p>
          </table:table-cell>
        </table:table-row>
        <table:table-row table:style-name="ro1">
          <table:table-cell office:value-type="string" calcext:value-type="string">
            <text:p>WT 5</text:p>
          </table:table-cell>
          <table:table-cell office:value-type="float" office:value="1.566569292078" calcext:value-type="float">
            <text:p>1.566569292078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3503.73713391444" calcext:value-type="float">
            <text:p>3503.73713391444</text:p>
          </table:table-cell>
          <table:table-cell table:formula="of:=[.D147]*[.C147]" office:value-type="float" office:value="437.967141739305" calcext:value-type="float">
            <text:p>437.967141739305</text:p>
          </table:table-cell>
          <table:table-cell table:formula="of:=[.B147]*[.C147]*[.D147]/1000" office:value-type="float" office:value="0.686105875187968" calcext:value-type="float">
            <text:p>0.686105875187968</text:p>
          </table:table-cell>
        </table:table-row>
        <table:table-row table:style-name="ro1">
          <table:table-cell office:value-type="string" calcext:value-type="string">
            <text:p>WT 6</text:p>
          </table:table-cell>
          <table:table-cell office:value-type="float" office:value="1.58463591186111" calcext:value-type="float">
            <text:p>1.58463591186111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3503.73713391444" calcext:value-type="float">
            <text:p>3503.73713391444</text:p>
          </table:table-cell>
          <table:table-cell table:formula="of:=[.D148]*[.C148]" office:value-type="float" office:value="437.967141739305" calcext:value-type="float">
            <text:p>437.967141739305</text:p>
          </table:table-cell>
          <table:table-cell table:formula="of:=[.B148]*[.C148]*[.D148]/1000" office:value-type="float" office:value="0.694018461015268" calcext:value-type="float">
            <text:p>0.694018461015268</text:p>
          </table:table-cell>
        </table:table-row>
        <table:table-row table:style-name="ro1">
          <table:table-cell office:value-type="string" calcext:value-type="string">
            <text:p>WT 7</text:p>
          </table:table-cell>
          <table:table-cell office:value-type="float" office:value="1.55019193624044" calcext:value-type="float">
            <text:p>1.55019193624044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3503.73713391444" calcext:value-type="float">
            <text:p>3503.73713391444</text:p>
          </table:table-cell>
          <table:table-cell table:formula="of:=[.D149]*[.C149]" office:value-type="float" office:value="437.967141739305" calcext:value-type="float">
            <text:p>437.967141739305</text:p>
          </table:table-cell>
          <table:table-cell table:formula="of:=[.B149]*[.C149]*[.D149]/1000" office:value-type="float" office:value="0.678933131462544" calcext:value-type="float">
            <text:p>0.678933131462544</text:p>
          </table:table-cell>
        </table:table-row>
        <table:table-row table:style-name="ro1">
          <table:table-cell table:number-columns-repeated="5"/>
          <table:table-cell table:formula="of:=SUM([.F142:.F149])" office:value-type="float" office:value="5.53935278504292" calcext:value-type="float">
            <text:p>5.53935278504292</text:p>
          </table:table-cell>
        </table:table-row>
        <table:table-row table:style-name="ro1">
          <table:table-cell office:value-type="string" calcext:value-type="string">
            <text:p>WT 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T 0</text:p>
          </table:table-cell>
          <table:table-cell office:value-type="float" office:value="1.90515503984944" calcext:value-type="float">
            <text:p>1.90515503984944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433.40705715778" calcext:value-type="float">
            <text:p>3433.40705715778</text:p>
          </table:table-cell>
          <table:table-cell table:formula="of:=[.D152]*[.C152]" office:value-type="float" office:value="214.587941072361" calcext:value-type="float">
            <text:p>214.587941072361</text:p>
          </table:table-cell>
          <table:table-cell table:formula="of:=[.B152]*[.C152]*[.D152]/1000" office:value-type="float" office:value="0.408823297424924" calcext:value-type="float">
            <text:p>0.408823297424924</text:p>
          </table:table-cell>
        </table:table-row>
        <table:table-row table:style-name="ro1">
          <table:table-cell office:value-type="string" calcext:value-type="string">
            <text:p>WT 1</text:p>
          </table:table-cell>
          <table:table-cell office:value-type="float" office:value="1.87588509142011" calcext:value-type="float">
            <text:p>1.87588509142011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433.40705715778" calcext:value-type="float">
            <text:p>3433.40705715778</text:p>
          </table:table-cell>
          <table:table-cell table:formula="of:=[.D153]*[.C153]" office:value-type="float" office:value="214.587941072361" calcext:value-type="float">
            <text:p>214.587941072361</text:p>
          </table:table-cell>
          <table:table-cell table:formula="of:=[.B153]*[.C153]*[.D153]/1000" office:value-type="float" office:value="0.40254231945618" calcext:value-type="float">
            <text:p>0.40254231945618</text:p>
          </table:table-cell>
        </table:table-row>
        <table:table-row table:style-name="ro1">
          <table:table-cell office:value-type="string" calcext:value-type="string">
            <text:p>WT 2</text:p>
          </table:table-cell>
          <table:table-cell office:value-type="float" office:value="1.868305063292" calcext:value-type="float">
            <text:p>1.868305063292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433.40705715778" calcext:value-type="float">
            <text:p>3433.40705715778</text:p>
          </table:table-cell>
          <table:table-cell table:formula="of:=[.D154]*[.C154]" office:value-type="float" office:value="214.587941072361" calcext:value-type="float">
            <text:p>214.587941072361</text:p>
          </table:table-cell>
          <table:table-cell table:formula="of:=[.B154]*[.C154]*[.D154]/1000" office:value-type="float" office:value="0.400915736826898" calcext:value-type="float">
            <text:p>0.400915736826898</text:p>
          </table:table-cell>
        </table:table-row>
        <table:table-row table:style-name="ro1">
          <table:table-cell office:value-type="string" calcext:value-type="string">
            <text:p>WT 3</text:p>
          </table:table-cell>
          <table:table-cell office:value-type="float" office:value="1.87551917487056" calcext:value-type="float">
            <text:p>1.87551917487056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433.40705715778" calcext:value-type="float">
            <text:p>3433.40705715778</text:p>
          </table:table-cell>
          <table:table-cell table:formula="of:=[.D155]*[.C155]" office:value-type="float" office:value="214.587941072361" calcext:value-type="float">
            <text:p>214.587941072361</text:p>
          </table:table-cell>
          <table:table-cell table:formula="of:=[.B155]*[.C155]*[.D155]/1000" office:value-type="float" office:value="0.402463798177207" calcext:value-type="float">
            <text:p>0.402463798177207</text:p>
          </table:table-cell>
        </table:table-row>
        <table:table-row table:style-name="ro1">
          <table:table-cell office:value-type="string" calcext:value-type="string">
            <text:p>WT 4</text:p>
          </table:table-cell>
          <table:table-cell office:value-type="float" office:value="1.91351406469778" calcext:value-type="float">
            <text:p>1.91351406469778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433.40705715778" calcext:value-type="float">
            <text:p>3433.40705715778</text:p>
          </table:table-cell>
          <table:table-cell table:formula="of:=[.D156]*[.C156]" office:value-type="float" office:value="214.587941072361" calcext:value-type="float">
            <text:p>214.587941072361</text:p>
          </table:table-cell>
          <table:table-cell table:formula="of:=[.B156]*[.C156]*[.D156]/1000" office:value-type="float" office:value="0.410617043356502" calcext:value-type="float">
            <text:p>0.410617043356502</text:p>
          </table:table-cell>
        </table:table-row>
        <table:table-row table:style-name="ro1">
          <table:table-cell office:value-type="string" calcext:value-type="string">
            <text:p>WT 5</text:p>
          </table:table-cell>
          <table:table-cell office:value-type="float" office:value="1.80125794655389" calcext:value-type="float">
            <text:p>1.80125794655389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433.40705715778" calcext:value-type="float">
            <text:p>3433.40705715778</text:p>
          </table:table-cell>
          <table:table-cell table:formula="of:=[.D157]*[.C157]" office:value-type="float" office:value="214.587941072361" calcext:value-type="float">
            <text:p>214.587941072361</text:p>
          </table:table-cell>
          <table:table-cell table:formula="of:=[.B157]*[.C157]*[.D157]/1000" office:value-type="float" office:value="0.386528234091229" calcext:value-type="float">
            <text:p>0.386528234091229</text:p>
          </table:table-cell>
        </table:table-row>
        <table:table-row table:style-name="ro1">
          <table:table-cell office:value-type="string" calcext:value-type="string">
            <text:p>WT 6</text:p>
          </table:table-cell>
          <table:table-cell office:value-type="float" office:value="1.85934819503" calcext:value-type="float">
            <text:p>1.85934819503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433.40705715778" calcext:value-type="float">
            <text:p>3433.40705715778</text:p>
          </table:table-cell>
          <table:table-cell table:formula="of:=[.D158]*[.C158]" office:value-type="float" office:value="214.587941072361" calcext:value-type="float">
            <text:p>214.587941072361</text:p>
          </table:table-cell>
          <table:table-cell table:formula="of:=[.B158]*[.C158]*[.D158]/1000" office:value-type="float" office:value="0.398993700908099" calcext:value-type="float">
            <text:p>0.398993700908099</text:p>
          </table:table-cell>
        </table:table-row>
        <table:table-row table:style-name="ro1">
          <table:table-cell office:value-type="string" calcext:value-type="string">
            <text:p>WT 7</text:p>
          </table:table-cell>
          <table:table-cell office:value-type="float" office:value="1.86046352555033" calcext:value-type="float">
            <text:p>1.86046352555033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433.40705715778" calcext:value-type="float">
            <text:p>3433.40705715778</text:p>
          </table:table-cell>
          <table:table-cell table:formula="of:=[.D159]*[.C159]" office:value-type="float" office:value="214.587941072361" calcext:value-type="float">
            <text:p>214.587941072361</text:p>
          </table:table-cell>
          <table:table-cell table:formula="of:=[.B159]*[.C159]*[.D159]/1000" office:value-type="float" office:value="0.399233037388072" calcext:value-type="float">
            <text:p>0.399233037388072</text:p>
          </table:table-cell>
        </table:table-row>
        <table:table-row table:style-name="ro1">
          <table:table-cell office:value-type="string" calcext:value-type="string">
            <text:p>WT 8</text:p>
          </table:table-cell>
          <table:table-cell office:value-type="float" office:value="1.86637665260233" calcext:value-type="float">
            <text:p>1.86637665260233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433.40705715778" calcext:value-type="float">
            <text:p>3433.40705715778</text:p>
          </table:table-cell>
          <table:table-cell table:formula="of:=[.D160]*[.C160]" office:value-type="float" office:value="214.587941072361" calcext:value-type="float">
            <text:p>214.587941072361</text:p>
          </table:table-cell>
          <table:table-cell table:formula="of:=[.B160]*[.C160]*[.D160]/1000" office:value-type="float" office:value="0.40050192314746" calcext:value-type="float">
            <text:p>0.40050192314746</text:p>
          </table:table-cell>
        </table:table-row>
        <table:table-row table:style-name="ro1">
          <table:table-cell office:value-type="string" calcext:value-type="string">
            <text:p>WT 9</text:p>
          </table:table-cell>
          <table:table-cell office:value-type="float" office:value="1.95096465072689" calcext:value-type="float">
            <text:p>1.95096465072689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433.40705715778" calcext:value-type="float">
            <text:p>3433.40705715778</text:p>
          </table:table-cell>
          <table:table-cell table:formula="of:=[.D161]*[.C161]" office:value-type="float" office:value="214.587941072361" calcext:value-type="float">
            <text:p>214.587941072361</text:p>
          </table:table-cell>
          <table:table-cell table:formula="of:=[.B161]*[.C161]*[.D161]/1000" office:value-type="float" office:value="0.418653487504442" calcext:value-type="float">
            <text:p>0.418653487504442</text:p>
          </table:table-cell>
        </table:table-row>
        <table:table-row table:style-name="ro1">
          <table:table-cell office:value-type="string" calcext:value-type="string">
            <text:p>WT 10</text:p>
          </table:table-cell>
          <table:table-cell office:value-type="float" office:value="1.83676854196078" calcext:value-type="float">
            <text:p>1.83676854196078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433.40705715778" calcext:value-type="float">
            <text:p>3433.40705715778</text:p>
          </table:table-cell>
          <table:table-cell table:formula="of:=[.D162]*[.C162]" office:value-type="float" office:value="214.587941072361" calcext:value-type="float">
            <text:p>214.587941072361</text:p>
          </table:table-cell>
          <table:table-cell table:formula="of:=[.B162]*[.C162]*[.D162]/1000" office:value-type="float" office:value="0.394148379645847" calcext:value-type="float">
            <text:p>0.394148379645847</text:p>
          </table:table-cell>
        </table:table-row>
        <table:table-row table:style-name="ro1">
          <table:table-cell office:value-type="string" calcext:value-type="string">
            <text:p>WT 11</text:p>
          </table:table-cell>
          <table:table-cell office:value-type="float" office:value="1.877562259729" calcext:value-type="float">
            <text:p>1.877562259729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433.40705715778" calcext:value-type="float">
            <text:p>3433.40705715778</text:p>
          </table:table-cell>
          <table:table-cell table:formula="of:=[.D163]*[.C163]" office:value-type="float" office:value="214.587941072361" calcext:value-type="float">
            <text:p>214.587941072361</text:p>
          </table:table-cell>
          <table:table-cell table:formula="of:=[.B163]*[.C163]*[.D163]/1000" office:value-type="float" office:value="0.402902219550416" calcext:value-type="float">
            <text:p>0.402902219550416</text:p>
          </table:table-cell>
        </table:table-row>
        <table:table-row table:style-name="ro1">
          <table:table-cell office:value-type="string" calcext:value-type="string">
            <text:p>WT 12</text:p>
          </table:table-cell>
          <table:table-cell office:value-type="float" office:value="1.891734083451" calcext:value-type="float">
            <text:p>1.891734083451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433.40705715778" calcext:value-type="float">
            <text:p>3433.40705715778</text:p>
          </table:table-cell>
          <table:table-cell table:formula="of:=[.D164]*[.C164]" office:value-type="float" office:value="214.587941072361" calcext:value-type="float">
            <text:p>214.587941072361</text:p>
          </table:table-cell>
          <table:table-cell table:formula="of:=[.B164]*[.C164]*[.D164]/1000" office:value-type="float" office:value="0.40594332202416" calcext:value-type="float">
            <text:p>0.40594332202416</text:p>
          </table:table-cell>
        </table:table-row>
        <table:table-row table:style-name="ro1">
          <table:table-cell office:value-type="string" calcext:value-type="string">
            <text:p>WT 13</text:p>
          </table:table-cell>
          <table:table-cell office:value-type="float" office:value="1.88934561650311" calcext:value-type="float">
            <text:p>1.88934561650311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433.40705715778" calcext:value-type="float">
            <text:p>3433.40705715778</text:p>
          </table:table-cell>
          <table:table-cell table:formula="of:=[.D165]*[.C165]" office:value-type="float" office:value="214.587941072361" calcext:value-type="float">
            <text:p>214.587941072361</text:p>
          </table:table-cell>
          <table:table-cell table:formula="of:=[.B165]*[.C165]*[.D165]/1000" office:value-type="float" office:value="0.405430785819493" calcext:value-type="float">
            <text:p>0.405430785819493</text:p>
          </table:table-cell>
        </table:table-row>
        <table:table-row table:style-name="ro1">
          <table:table-cell office:value-type="string" calcext:value-type="string">
            <text:p>WT 14</text:p>
          </table:table-cell>
          <table:table-cell office:value-type="float" office:value="1.91054144397667" calcext:value-type="float">
            <text:p>1.91054144397667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433.40705715778" calcext:value-type="float">
            <text:p>3433.40705715778</text:p>
          </table:table-cell>
          <table:table-cell table:formula="of:=[.D166]*[.C166]" office:value-type="float" office:value="214.587941072361" calcext:value-type="float">
            <text:p>214.587941072361</text:p>
          </table:table-cell>
          <table:table-cell table:formula="of:=[.B166]*[.C166]*[.D166]/1000" office:value-type="float" office:value="0.40997915479637" calcext:value-type="float">
            <text:p>0.40997915479637</text:p>
          </table:table-cell>
        </table:table-row>
        <table:table-row table:style-name="ro1">
          <table:table-cell office:value-type="string" calcext:value-type="string">
            <text:p>WT 15</text:p>
          </table:table-cell>
          <table:table-cell office:value-type="float" office:value="1.825541678387" calcext:value-type="float">
            <text:p>1.825541678387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float" office:value="3433.40705715778" calcext:value-type="float">
            <text:p>3433.40705715778</text:p>
          </table:table-cell>
          <table:table-cell table:formula="of:=[.D167]*[.C167]" office:value-type="float" office:value="214.587941072361" calcext:value-type="float">
            <text:p>214.587941072361</text:p>
          </table:table-cell>
          <table:table-cell table:formula="of:=[.B167]*[.C167]*[.D167]/1000" office:value-type="float" office:value="0.391739230106849" calcext:value-type="float">
            <text:p>0.391739230106849</text:p>
          </table:table-cell>
        </table:table-row>
        <table:table-row table:style-name="ro1">
          <table:table-cell table:number-columns-repeated="5"/>
          <table:table-cell table:formula="of:=SUM([.F152:.F167])" office:value-type="float" office:value="6.43941567022415" calcext:value-type="float">
            <text:p>6.439415670224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T 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T 0</text:p>
          </table:table-cell>
          <table:table-cell office:value-type="float" office:value="2.10425916549311" calcext:value-type="float">
            <text:p>2.10425916549311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71]*[.C171]" office:value-type="float" office:value="108.220393192465" calcext:value-type="float">
            <text:p>108.220393192465</text:p>
          </table:table-cell>
          <table:table-cell table:formula="of:=[.B171]*[.C171]*[.D171]/1000" office:value-type="float" office:value="0.227723754268513" calcext:value-type="float">
            <text:p>0.227723754268513</text:p>
          </table:table-cell>
        </table:table-row>
        <table:table-row table:style-name="ro1">
          <table:table-cell office:value-type="string" calcext:value-type="string">
            <text:p>WT 1</text:p>
          </table:table-cell>
          <table:table-cell office:value-type="float" office:value="2.07623488045067" calcext:value-type="float">
            <text:p>2.07623488045067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72]*[.C172]" office:value-type="float" office:value="108.220393192465" calcext:value-type="float">
            <text:p>108.220393192465</text:p>
          </table:table-cell>
          <table:table-cell table:formula="of:=[.B172]*[.C172]*[.D172]/1000" office:value-type="float" office:value="0.224690955122283" calcext:value-type="float">
            <text:p>0.224690955122283</text:p>
          </table:table-cell>
        </table:table-row>
        <table:table-row table:style-name="ro1">
          <table:table-cell office:value-type="string" calcext:value-type="string">
            <text:p>WT 2</text:p>
          </table:table-cell>
          <table:table-cell office:value-type="float" office:value="2.15991626816556" calcext:value-type="float">
            <text:p>2.15991626816556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73]*[.C173]" office:value-type="float" office:value="108.220393192465" calcext:value-type="float">
            <text:p>108.220393192465</text:p>
          </table:table-cell>
          <table:table-cell table:formula="of:=[.B173]*[.C173]*[.D173]/1000" office:value-type="float" office:value="0.233746987803679" calcext:value-type="float">
            <text:p>0.233746987803679</text:p>
          </table:table-cell>
        </table:table-row>
        <table:table-row table:style-name="ro1">
          <table:table-cell office:value-type="string" calcext:value-type="string">
            <text:p>WT 3</text:p>
          </table:table-cell>
          <table:table-cell office:value-type="float" office:value="2.19165799343856" calcext:value-type="float">
            <text:p>2.19165799343856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74]*[.C174]" office:value-type="float" office:value="108.220393192465" calcext:value-type="float">
            <text:p>108.220393192465</text:p>
          </table:table-cell>
          <table:table-cell table:formula="of:=[.B174]*[.C174]*[.D174]/1000" office:value-type="float" office:value="0.23718208979333" calcext:value-type="float">
            <text:p>0.23718208979333</text:p>
          </table:table-cell>
        </table:table-row>
        <table:table-row table:style-name="ro1">
          <table:table-cell office:value-type="string" calcext:value-type="string">
            <text:p>WT 4</text:p>
          </table:table-cell>
          <table:table-cell office:value-type="float" office:value="2.15267684013022" calcext:value-type="float">
            <text:p>2.15267684013022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75]*[.C175]" office:value-type="float" office:value="108.220393192465" calcext:value-type="float">
            <text:p>108.220393192465</text:p>
          </table:table-cell>
          <table:table-cell table:formula="of:=[.B175]*[.C175]*[.D175]/1000" office:value-type="float" office:value="0.232963534055206" calcext:value-type="float">
            <text:p>0.232963534055206</text:p>
          </table:table-cell>
        </table:table-row>
        <table:table-row table:style-name="ro1">
          <table:table-cell office:value-type="string" calcext:value-type="string">
            <text:p>WT 5</text:p>
          </table:table-cell>
          <table:table-cell office:value-type="float" office:value="2.11060975152411" calcext:value-type="float">
            <text:p>2.11060975152411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76]*[.C176]" office:value-type="float" office:value="108.220393192465" calcext:value-type="float">
            <text:p>108.220393192465</text:p>
          </table:table-cell>
          <table:table-cell table:formula="of:=[.B176]*[.C176]*[.D176]/1000" office:value-type="float" office:value="0.228411017185791" calcext:value-type="float">
            <text:p>0.228411017185791</text:p>
          </table:table-cell>
        </table:table-row>
        <table:table-row table:style-name="ro1">
          <table:table-cell office:value-type="string" calcext:value-type="string">
            <text:p>WT 6</text:p>
          </table:table-cell>
          <table:table-cell office:value-type="float" office:value="2.08482086263422" calcext:value-type="float">
            <text:p>2.08482086263422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77]*[.C177]" office:value-type="float" office:value="108.220393192465" calcext:value-type="float">
            <text:p>108.220393192465</text:p>
          </table:table-cell>
          <table:table-cell table:formula="of:=[.B177]*[.C177]*[.D177]/1000" office:value-type="float" office:value="0.22562013349013" calcext:value-type="float">
            <text:p>0.22562013349013</text:p>
          </table:table-cell>
        </table:table-row>
        <table:table-row table:style-name="ro1">
          <table:table-cell office:value-type="string" calcext:value-type="string">
            <text:p>WT 7</text:p>
          </table:table-cell>
          <table:table-cell office:value-type="float" office:value="2.07109193623956" calcext:value-type="float">
            <text:p>2.07109193623956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78]*[.C178]" office:value-type="float" office:value="108.220393192465" calcext:value-type="float">
            <text:p>108.220393192465</text:p>
          </table:table-cell>
          <table:table-cell table:formula="of:=[.B178]*[.C178]*[.D178]/1000" office:value-type="float" office:value="0.224134383677589" calcext:value-type="float">
            <text:p>0.224134383677589</text:p>
          </table:table-cell>
        </table:table-row>
        <table:table-row table:style-name="ro1">
          <table:table-cell office:value-type="string" calcext:value-type="string">
            <text:p>WT 8</text:p>
          </table:table-cell>
          <table:table-cell office:value-type="float" office:value="2.02946441631533" calcext:value-type="float">
            <text:p>2.02946441631533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79]*[.C179]" office:value-type="float" office:value="108.220393192465" calcext:value-type="float">
            <text:p>108.220393192465</text:p>
          </table:table-cell>
          <table:table-cell table:formula="of:=[.B179]*[.C179]*[.D179]/1000" office:value-type="float" office:value="0.219629437103762" calcext:value-type="float">
            <text:p>0.219629437103762</text:p>
          </table:table-cell>
        </table:table-row>
        <table:table-row table:style-name="ro1">
          <table:table-cell office:value-type="string" calcext:value-type="string">
            <text:p>WT 9</text:p>
          </table:table-cell>
          <table:table-cell office:value-type="float" office:value="2.11781734646155" calcext:value-type="float">
            <text:p>2.1178173464615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80]*[.C180]" office:value-type="float" office:value="108.220393192465" calcext:value-type="float">
            <text:p>108.220393192465</text:p>
          </table:table-cell>
          <table:table-cell table:formula="of:=[.B180]*[.C180]*[.D180]/1000" office:value-type="float" office:value="0.229191025943892" calcext:value-type="float">
            <text:p>0.229191025943892</text:p>
          </table:table-cell>
        </table:table-row>
        <table:table-row table:style-name="ro1">
          <table:table-cell office:value-type="string" calcext:value-type="string">
            <text:p>WT 10</text:p>
          </table:table-cell>
          <table:table-cell office:value-type="float" office:value="2.10336624472522" calcext:value-type="float">
            <text:p>2.10336624472522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81]*[.C181]" office:value-type="float" office:value="108.220393192465" calcext:value-type="float">
            <text:p>108.220393192465</text:p>
          </table:table-cell>
          <table:table-cell table:formula="of:=[.B181]*[.C181]*[.D181]/1000" office:value-type="float" office:value="0.227627122031922" calcext:value-type="float">
            <text:p>0.227627122031922</text:p>
          </table:table-cell>
        </table:table-row>
        <table:table-row table:style-name="ro1">
          <table:table-cell office:value-type="string" calcext:value-type="string">
            <text:p>WT 11</text:p>
          </table:table-cell>
          <table:table-cell office:value-type="float" office:value="2.13375007032256" calcext:value-type="float">
            <text:p>2.13375007032256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82]*[.C182]" office:value-type="float" office:value="108.220393192465" calcext:value-type="float">
            <text:p>108.220393192465</text:p>
          </table:table-cell>
          <table:table-cell table:formula="of:=[.B182]*[.C182]*[.D182]/1000" office:value-type="float" office:value="0.230915271584758" calcext:value-type="float">
            <text:p>0.230915271584758</text:p>
          </table:table-cell>
        </table:table-row>
        <table:table-row table:style-name="ro1">
          <table:table-cell office:value-type="string" calcext:value-type="string">
            <text:p>WT 12</text:p>
          </table:table-cell>
          <table:table-cell office:value-type="float" office:value="2.04820539146678" calcext:value-type="float">
            <text:p>2.04820539146678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83]*[.C183]" office:value-type="float" office:value="108.220393192465" calcext:value-type="float">
            <text:p>108.220393192465</text:p>
          </table:table-cell>
          <table:table-cell table:formula="of:=[.B183]*[.C183]*[.D183]/1000" office:value-type="float" office:value="0.221657592803462" calcext:value-type="float">
            <text:p>0.221657592803462</text:p>
          </table:table-cell>
        </table:table-row>
        <table:table-row table:style-name="ro1">
          <table:table-cell office:value-type="string" calcext:value-type="string">
            <text:p>WT 13</text:p>
          </table:table-cell>
          <table:table-cell office:value-type="float" office:value="2.12993970932811" calcext:value-type="float">
            <text:p>2.12993970932811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84]*[.C184]" office:value-type="float" office:value="108.220393192465" calcext:value-type="float">
            <text:p>108.220393192465</text:p>
          </table:table-cell>
          <table:table-cell table:formula="of:=[.B184]*[.C184]*[.D184]/1000" office:value-type="float" office:value="0.230502912819733" calcext:value-type="float">
            <text:p>0.230502912819733</text:p>
          </table:table-cell>
        </table:table-row>
        <table:table-row table:style-name="ro1">
          <table:table-cell office:value-type="string" calcext:value-type="string">
            <text:p>WT 14</text:p>
          </table:table-cell>
          <table:table-cell office:value-type="float" office:value="2.11523333333356" calcext:value-type="float">
            <text:p>2.11523333333356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85]*[.C185]" office:value-type="float" office:value="108.220393192465" calcext:value-type="float">
            <text:p>108.220393192465</text:p>
          </table:table-cell>
          <table:table-cell table:formula="of:=[.B185]*[.C185]*[.D185]/1000" office:value-type="float" office:value="0.228911383027167" calcext:value-type="float">
            <text:p>0.228911383027167</text:p>
          </table:table-cell>
        </table:table-row>
        <table:table-row table:style-name="ro1">
          <table:table-cell office:value-type="string" calcext:value-type="string">
            <text:p>WT 15</text:p>
          </table:table-cell>
          <table:table-cell office:value-type="float" office:value="2.048531504922" calcext:value-type="float">
            <text:p>2.048531504922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86]*[.C186]" office:value-type="float" office:value="108.220393192465" calcext:value-type="float">
            <text:p>108.220393192465</text:p>
          </table:table-cell>
          <table:table-cell table:formula="of:=[.B186]*[.C186]*[.D186]/1000" office:value-type="float" office:value="0.221692884929811" calcext:value-type="float">
            <text:p>0.221692884929811</text:p>
          </table:table-cell>
        </table:table-row>
        <table:table-row table:style-name="ro1">
          <table:table-cell office:value-type="string" calcext:value-type="string">
            <text:p>WT 16</text:p>
          </table:table-cell>
          <table:table-cell office:value-type="float" office:value="2.05432114392867" calcext:value-type="float">
            <text:p>2.05432114392867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87]*[.C187]" office:value-type="float" office:value="108.220393192465" calcext:value-type="float">
            <text:p>108.220393192465</text:p>
          </table:table-cell>
          <table:table-cell table:formula="of:=[.B187]*[.C187]*[.D187]/1000" office:value-type="float" office:value="0.222319441939556" calcext:value-type="float">
            <text:p>0.222319441939556</text:p>
          </table:table-cell>
        </table:table-row>
        <table:table-row table:style-name="ro1">
          <table:table-cell office:value-type="string" calcext:value-type="string">
            <text:p>WT 17</text:p>
          </table:table-cell>
          <table:table-cell office:value-type="float" office:value="2.10238724800656" calcext:value-type="float">
            <text:p>2.10238724800656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88]*[.C188]" office:value-type="float" office:value="108.220393192465" calcext:value-type="float">
            <text:p>108.220393192465</text:p>
          </table:table-cell>
          <table:table-cell table:formula="of:=[.B188]*[.C188]*[.D188]/1000" office:value-type="float" office:value="0.227521174622095" calcext:value-type="float">
            <text:p>0.227521174622095</text:p>
          </table:table-cell>
        </table:table-row>
        <table:table-row table:style-name="ro1">
          <table:table-cell office:value-type="string" calcext:value-type="string">
            <text:p>WT 18</text:p>
          </table:table-cell>
          <table:table-cell office:value-type="float" office:value="2.03665607126189" calcext:value-type="float">
            <text:p>2.03665607126189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89]*[.C189]" office:value-type="float" office:value="108.220393192465" calcext:value-type="float">
            <text:p>108.220393192465</text:p>
          </table:table-cell>
          <table:table-cell table:formula="of:=[.B189]*[.C189]*[.D189]/1000" office:value-type="float" office:value="0.220407720829783" calcext:value-type="float">
            <text:p>0.220407720829783</text:p>
          </table:table-cell>
        </table:table-row>
        <table:table-row table:style-name="ro1">
          <table:table-cell office:value-type="string" calcext:value-type="string">
            <text:p>WT 19</text:p>
          </table:table-cell>
          <table:table-cell office:value-type="float" office:value="2.098346319739" calcext:value-type="float">
            <text:p>2.098346319739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90]*[.C190]" office:value-type="float" office:value="108.220393192465" calcext:value-type="float">
            <text:p>108.220393192465</text:p>
          </table:table-cell>
          <table:table-cell table:formula="of:=[.B190]*[.C190]*[.D190]/1000" office:value-type="float" office:value="0.227083863776117" calcext:value-type="float">
            <text:p>0.227083863776117</text:p>
          </table:table-cell>
        </table:table-row>
        <table:table-row table:style-name="ro1">
          <table:table-cell office:value-type="string" calcext:value-type="string">
            <text:p>WT 20</text:p>
          </table:table-cell>
          <table:table-cell office:value-type="float" office:value="2.10892658227944" calcext:value-type="float">
            <text:p>2.10892658227944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91]*[.C191]" office:value-type="float" office:value="108.220393192465" calcext:value-type="float">
            <text:p>108.220393192465</text:p>
          </table:table-cell>
          <table:table-cell table:formula="of:=[.B191]*[.C191]*[.D191]/1000" office:value-type="float" office:value="0.228228863948323" calcext:value-type="float">
            <text:p>0.228228863948323</text:p>
          </table:table-cell>
        </table:table-row>
        <table:table-row table:style-name="ro1">
          <table:table-cell office:value-type="string" calcext:value-type="string">
            <text:p>WT 21</text:p>
          </table:table-cell>
          <table:table-cell office:value-type="float" office:value="2.10104364744578" calcext:value-type="float">
            <text:p>2.10104364744578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92]*[.C192]" office:value-type="float" office:value="108.220393192465" calcext:value-type="float">
            <text:p>108.220393192465</text:p>
          </table:table-cell>
          <table:table-cell table:formula="of:=[.B192]*[.C192]*[.D192]/1000" office:value-type="float" office:value="0.227375769641114" calcext:value-type="float">
            <text:p>0.227375769641114</text:p>
          </table:table-cell>
        </table:table-row>
        <table:table-row table:style-name="ro1">
          <table:table-cell office:value-type="string" calcext:value-type="string">
            <text:p>WT 22</text:p>
          </table:table-cell>
          <table:table-cell office:value-type="float" office:value="2.07387266760422" calcext:value-type="float">
            <text:p>2.07387266760422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93]*[.C193]" office:value-type="float" office:value="108.220393192465" calcext:value-type="float">
            <text:p>108.220393192465</text:p>
          </table:table-cell>
          <table:table-cell table:formula="of:=[.B193]*[.C193]*[.D193]/1000" office:value-type="float" office:value="0.224435315519236" calcext:value-type="float">
            <text:p>0.224435315519236</text:p>
          </table:table-cell>
        </table:table-row>
        <table:table-row table:style-name="ro1">
          <table:table-cell office:value-type="string" calcext:value-type="string">
            <text:p>WT 23</text:p>
          </table:table-cell>
          <table:table-cell office:value-type="float" office:value="2.01617229254589" calcext:value-type="float">
            <text:p>2.01617229254589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94]*[.C194]" office:value-type="float" office:value="108.220393192465" calcext:value-type="float">
            <text:p>108.220393192465</text:p>
          </table:table-cell>
          <table:table-cell table:formula="of:=[.B194]*[.C194]*[.D194]/1000" office:value-type="float" office:value="0.21819095824307" calcext:value-type="float">
            <text:p>0.21819095824307</text:p>
          </table:table-cell>
        </table:table-row>
        <table:table-row table:style-name="ro1">
          <table:table-cell office:value-type="string" calcext:value-type="string">
            <text:p>WT 24</text:p>
          </table:table-cell>
          <table:table-cell office:value-type="float" office:value="2.09146061884489" calcext:value-type="float">
            <text:p>2.09146061884489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95]*[.C195]" office:value-type="float" office:value="108.220393192465" calcext:value-type="float">
            <text:p>108.220393192465</text:p>
          </table:table-cell>
          <table:table-cell table:formula="of:=[.B195]*[.C195]*[.D195]/1000" office:value-type="float" office:value="0.226338690517951" calcext:value-type="float">
            <text:p>0.226338690517951</text:p>
          </table:table-cell>
        </table:table-row>
        <table:table-row table:style-name="ro1">
          <table:table-cell office:value-type="string" calcext:value-type="string">
            <text:p>WT 25</text:p>
          </table:table-cell>
          <table:table-cell office:value-type="float" office:value="2.04325377402711" calcext:value-type="float">
            <text:p>2.04325377402711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96]*[.C196]" office:value-type="float" office:value="108.220393192465" calcext:value-type="float">
            <text:p>108.220393192465</text:p>
          </table:table-cell>
          <table:table-cell table:formula="of:=[.B196]*[.C196]*[.D196]/1000" office:value-type="float" office:value="0.221121726817202" calcext:value-type="float">
            <text:p>0.221121726817202</text:p>
          </table:table-cell>
        </table:table-row>
        <table:table-row table:style-name="ro1">
          <table:table-cell office:value-type="string" calcext:value-type="string">
            <text:p>WT 26</text:p>
          </table:table-cell>
          <table:table-cell office:value-type="float" office:value="2.07759020159356" calcext:value-type="float">
            <text:p>2.07759020159356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97]*[.C197]" office:value-type="float" office:value="108.220393192465" calcext:value-type="float">
            <text:p>108.220393192465</text:p>
          </table:table-cell>
          <table:table-cell table:formula="of:=[.B197]*[.C197]*[.D197]/1000" office:value-type="float" office:value="0.224837628509268" calcext:value-type="float">
            <text:p>0.224837628509268</text:p>
          </table:table-cell>
        </table:table-row>
        <table:table-row table:style-name="ro1">
          <table:table-cell office:value-type="string" calcext:value-type="string">
            <text:p>WT 27</text:p>
          </table:table-cell>
          <table:table-cell office:value-type="float" office:value="2.01719235817978" calcext:value-type="float">
            <text:p>2.01719235817978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98]*[.C198]" office:value-type="float" office:value="108.220393192465" calcext:value-type="float">
            <text:p>108.220393192465</text:p>
          </table:table-cell>
          <table:table-cell table:formula="of:=[.B198]*[.C198]*[.D198]/1000" office:value-type="float" office:value="0.218301350147052" calcext:value-type="float">
            <text:p>0.218301350147052</text:p>
          </table:table-cell>
        </table:table-row>
        <table:table-row table:style-name="ro1">
          <table:table-cell office:value-type="string" calcext:value-type="string">
            <text:p>WT 28</text:p>
          </table:table-cell>
          <table:table-cell office:value-type="float" office:value="2.048451289265" calcext:value-type="float">
            <text:p>2.048451289265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199]*[.C199]" office:value-type="float" office:value="108.220393192465" calcext:value-type="float">
            <text:p>108.220393192465</text:p>
          </table:table-cell>
          <table:table-cell table:formula="of:=[.B199]*[.C199]*[.D199]/1000" office:value-type="float" office:value="0.221684203959871" calcext:value-type="float">
            <text:p>0.221684203959871</text:p>
          </table:table-cell>
        </table:table-row>
        <table:table-row table:style-name="ro1">
          <table:table-cell office:value-type="string" calcext:value-type="string">
            <text:p>WT 29</text:p>
          </table:table-cell>
          <table:table-cell office:value-type="float" office:value="2.06247276136856" calcext:value-type="float">
            <text:p>2.06247276136856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200]*[.C200]" office:value-type="float" office:value="108.220393192465" calcext:value-type="float">
            <text:p>108.220393192465</text:p>
          </table:table-cell>
          <table:table-cell table:formula="of:=[.B200]*[.C200]*[.D200]/1000" office:value-type="float" office:value="0.223201613184055" calcext:value-type="float">
            <text:p>0.223201613184055</text:p>
          </table:table-cell>
        </table:table-row>
        <table:table-row table:style-name="ro1">
          <table:table-cell office:value-type="string" calcext:value-type="string">
            <text:p>WT 30</text:p>
          </table:table-cell>
          <table:table-cell office:value-type="float" office:value="2.04596075949433" calcext:value-type="float">
            <text:p>2.04596075949433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201]*[.C201]" office:value-type="float" office:value="108.220393192465" calcext:value-type="float">
            <text:p>108.220393192465</text:p>
          </table:table-cell>
          <table:table-cell table:formula="of:=[.B201]*[.C201]*[.D201]/1000" office:value-type="float" office:value="0.221414677848831" calcext:value-type="float">
            <text:p>0.221414677848831</text:p>
          </table:table-cell>
        </table:table-row>
        <table:table-row table:style-name="ro1">
          <table:table-cell office:value-type="string" calcext:value-type="string">
            <text:p>WT 31</text:p>
          </table:table-cell>
          <table:table-cell office:value-type="float" office:value="2.07674036568133" calcext:value-type="float">
            <text:p>2.07674036568133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float" office:value="3463.05258215889" calcext:value-type="float">
            <text:p>3463.05258215889</text:p>
          </table:table-cell>
          <table:table-cell table:formula="of:=[.D202]*[.C202]" office:value-type="float" office:value="108.220393192465" calcext:value-type="float">
            <text:p>108.220393192465</text:p>
          </table:table-cell>
          <table:table-cell table:formula="of:=[.B202]*[.C202]*[.D202]/1000" office:value-type="float" office:value="0.224745658932698" calcext:value-type="float">
            <text:p>0.224745658932698</text:p>
          </table:table-cell>
        </table:table-row>
        <table:table-row table:style-name="ro1">
          <table:table-cell table:number-columns-repeated="5"/>
          <table:table-cell table:formula="of:=SUM([.F171:.F202])" office:value-type="float" office:value="7.22180914407725" calcext:value-type="float">
            <text:p>7.221809144077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T 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T 0</text:p>
          </table:table-cell>
          <table:table-cell office:value-type="float" office:value="2.11316619784233" calcext:value-type="float">
            <text:p>2.113166197842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06]*[.C206]" office:value-type="float" office:value="55.0165021378299" calcext:value-type="float">
            <text:p>55.0165021378299</text:p>
          </table:table-cell>
          <table:table-cell table:formula="of:=[.B206]*[.C206]*[.D206]/1000" office:value-type="float" office:value="0.116259012641182" calcext:value-type="float">
            <text:p>0.116259012641182</text:p>
          </table:table-cell>
        </table:table-row>
        <table:table-row table:style-name="ro1">
          <table:table-cell office:value-type="string" calcext:value-type="string">
            <text:p>WT 1</text:p>
          </table:table-cell>
          <table:table-cell office:value-type="float" office:value="2.109575433661" calcext:value-type="float">
            <text:p>2.109575433661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07]*[.C207]" office:value-type="float" office:value="55.0165021378299" calcext:value-type="float">
            <text:p>55.0165021378299</text:p>
          </table:table-cell>
          <table:table-cell table:formula="of:=[.B207]*[.C207]*[.D207]/1000" office:value-type="float" office:value="0.116061461355924" calcext:value-type="float">
            <text:p>0.116061461355924</text:p>
          </table:table-cell>
        </table:table-row>
        <table:table-row table:style-name="ro1">
          <table:table-cell office:value-type="string" calcext:value-type="string">
            <text:p>WT 2</text:p>
          </table:table-cell>
          <table:table-cell office:value-type="float" office:value="2.09536980778211" calcext:value-type="float">
            <text:p>2.09536980778211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08]*[.C208]" office:value-type="float" office:value="55.0165021378299" calcext:value-type="float">
            <text:p>55.0165021378299</text:p>
          </table:table-cell>
          <table:table-cell table:formula="of:=[.B208]*[.C208]*[.D208]/1000" office:value-type="float" office:value="0.115279917509389" calcext:value-type="float">
            <text:p>0.115279917509389</text:p>
          </table:table-cell>
        </table:table-row>
        <table:table-row table:style-name="ro1">
          <table:table-cell office:value-type="string" calcext:value-type="string">
            <text:p>WT 3</text:p>
          </table:table-cell>
          <table:table-cell office:value-type="float" office:value="2.18021397093333" calcext:value-type="float">
            <text:p>2.180213970933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09]*[.C209]" office:value-type="float" office:value="55.0165021378299" calcext:value-type="float">
            <text:p>55.0165021378299</text:p>
          </table:table-cell>
          <table:table-cell table:formula="of:=[.B209]*[.C209]*[.D209]/1000" office:value-type="float" office:value="0.11994774659278" calcext:value-type="float">
            <text:p>0.11994774659278</text:p>
          </table:table-cell>
        </table:table-row>
        <table:table-row table:style-name="ro1">
          <table:table-cell office:value-type="string" calcext:value-type="string">
            <text:p>WT 4</text:p>
          </table:table-cell>
          <table:table-cell office:value-type="float" office:value="1.97135325832267" calcext:value-type="float">
            <text:p>1.971353258322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10]*[.C210]" office:value-type="float" office:value="55.0165021378299" calcext:value-type="float">
            <text:p>55.0165021378299</text:p>
          </table:table-cell>
          <table:table-cell table:formula="of:=[.B210]*[.C210]*[.D210]/1000" office:value-type="float" office:value="0.108456960750927" calcext:value-type="float">
            <text:p>0.108456960750927</text:p>
          </table:table-cell>
        </table:table-row>
        <table:table-row table:style-name="ro1">
          <table:table-cell office:value-type="string" calcext:value-type="string">
            <text:p>WT 5</text:p>
          </table:table-cell>
          <table:table-cell office:value-type="float" office:value="2.097753445851" calcext:value-type="float">
            <text:p>2.097753445851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11]*[.C211]" office:value-type="float" office:value="55.0165021378299" calcext:value-type="float">
            <text:p>55.0165021378299</text:p>
          </table:table-cell>
          <table:table-cell table:formula="of:=[.B211]*[.C211]*[.D211]/1000" office:value-type="float" office:value="0.115411056938301" calcext:value-type="float">
            <text:p>0.115411056938301</text:p>
          </table:table-cell>
        </table:table-row>
        <table:table-row table:style-name="ro1">
          <table:table-cell office:value-type="string" calcext:value-type="string">
            <text:p>WT 6</text:p>
          </table:table-cell>
          <table:table-cell office:value-type="float" office:value="2.10488171589267" calcext:value-type="float">
            <text:p>2.104881715892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12]*[.C212]" office:value-type="float" office:value="55.0165021378299" calcext:value-type="float">
            <text:p>55.0165021378299</text:p>
          </table:table-cell>
          <table:table-cell table:formula="of:=[.B212]*[.C212]*[.D212]/1000" office:value-type="float" office:value="0.115803229422288" calcext:value-type="float">
            <text:p>0.115803229422288</text:p>
          </table:table-cell>
        </table:table-row>
        <table:table-row table:style-name="ro1">
          <table:table-cell office:value-type="string" calcext:value-type="string">
            <text:p>WT 7</text:p>
          </table:table-cell>
          <table:table-cell office:value-type="float" office:value="2.14758251289244" calcext:value-type="float">
            <text:p>2.14758251289244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13]*[.C213]" office:value-type="float" office:value="55.0165021378299" calcext:value-type="float">
            <text:p>55.0165021378299</text:p>
          </table:table-cell>
          <table:table-cell table:formula="of:=[.B213]*[.C213]*[.D213]/1000" office:value-type="float" office:value="0.118152477911713" calcext:value-type="float">
            <text:p>0.118152477911713</text:p>
          </table:table-cell>
        </table:table-row>
        <table:table-row table:style-name="ro1">
          <table:table-cell office:value-type="string" calcext:value-type="string">
            <text:p>WT 8</text:p>
          </table:table-cell>
          <table:table-cell office:value-type="float" office:value="2.08991898734122" calcext:value-type="float">
            <text:p>2.089918987341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14]*[.C214]" office:value-type="float" office:value="55.0165021378299" calcext:value-type="float">
            <text:p>55.0165021378299</text:p>
          </table:table-cell>
          <table:table-cell table:formula="of:=[.B214]*[.C214]*[.D214]/1000" office:value-type="float" office:value="0.114980032434949" calcext:value-type="float">
            <text:p>0.114980032434949</text:p>
          </table:table-cell>
        </table:table-row>
        <table:table-row table:style-name="ro1">
          <table:table-cell office:value-type="string" calcext:value-type="string">
            <text:p>WT 9</text:p>
          </table:table-cell>
          <table:table-cell office:value-type="float" office:value="2.12447262072089" calcext:value-type="float">
            <text:p>2.1244726207208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15]*[.C215]" office:value-type="float" office:value="55.0165021378299" calcext:value-type="float">
            <text:p>55.0165021378299</text:p>
          </table:table-cell>
          <table:table-cell table:formula="of:=[.B215]*[.C215]*[.D215]/1000" office:value-type="float" office:value="0.116881052479652" calcext:value-type="float">
            <text:p>0.116881052479652</text:p>
          </table:table-cell>
        </table:table-row>
        <table:table-row table:style-name="ro1">
          <table:table-cell office:value-type="string" calcext:value-type="string">
            <text:p>WT 10</text:p>
          </table:table-cell>
          <table:table-cell office:value-type="float" office:value="2.16177665260022" calcext:value-type="float">
            <text:p>2.161776652600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16]*[.C216]" office:value-type="float" office:value="55.0165021378299" calcext:value-type="float">
            <text:p>55.0165021378299</text:p>
          </table:table-cell>
          <table:table-cell table:formula="of:=[.B216]*[.C216]*[.D216]/1000" office:value-type="float" office:value="0.118933389829291" calcext:value-type="float">
            <text:p>0.118933389829291</text:p>
          </table:table-cell>
        </table:table-row>
        <table:table-row table:style-name="ro1">
          <table:table-cell office:value-type="string" calcext:value-type="string">
            <text:p>WT 11</text:p>
          </table:table-cell>
          <table:table-cell office:value-type="float" office:value="2.087980450071" calcext:value-type="float">
            <text:p>2.087980450071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17]*[.C217]" office:value-type="float" office:value="55.0165021378299" calcext:value-type="float">
            <text:p>55.0165021378299</text:p>
          </table:table-cell>
          <table:table-cell table:formula="of:=[.B217]*[.C217]*[.D217]/1000" office:value-type="float" office:value="0.114873380895078" calcext:value-type="float">
            <text:p>0.114873380895078</text:p>
          </table:table-cell>
        </table:table-row>
        <table:table-row table:style-name="ro1">
          <table:table-cell office:value-type="string" calcext:value-type="string">
            <text:p>WT 12</text:p>
          </table:table-cell>
          <table:table-cell office:value-type="float" office:value="2.02595682137767" calcext:value-type="float">
            <text:p>2.025956821377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18]*[.C218]" office:value-type="float" office:value="55.0165021378299" calcext:value-type="float">
            <text:p>55.0165021378299</text:p>
          </table:table-cell>
          <table:table-cell table:formula="of:=[.B218]*[.C218]*[.D218]/1000" office:value-type="float" office:value="0.111461057794476" calcext:value-type="float">
            <text:p>0.111461057794476</text:p>
          </table:table-cell>
        </table:table-row>
        <table:table-row table:style-name="ro1">
          <table:table-cell office:value-type="string" calcext:value-type="string">
            <text:p>WT 13</text:p>
          </table:table-cell>
          <table:table-cell office:value-type="float" office:value="2.05357018283978" calcext:value-type="float">
            <text:p>2.05357018283978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19]*[.C219]" office:value-type="float" office:value="55.0165021378299" calcext:value-type="float">
            <text:p>55.0165021378299</text:p>
          </table:table-cell>
          <table:table-cell table:formula="of:=[.B219]*[.C219]*[.D219]/1000" office:value-type="float" office:value="0.112980248354388" calcext:value-type="float">
            <text:p>0.112980248354388</text:p>
          </table:table-cell>
        </table:table-row>
        <table:table-row table:style-name="ro1">
          <table:table-cell office:value-type="string" calcext:value-type="string">
            <text:p>WT 14</text:p>
          </table:table-cell>
          <table:table-cell office:value-type="float" office:value="2.03334781997189" calcext:value-type="float">
            <text:p>2.0333478199718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20]*[.C220]" office:value-type="float" office:value="55.0165021378299" calcext:value-type="float">
            <text:p>55.0165021378299</text:p>
          </table:table-cell>
          <table:table-cell table:formula="of:=[.B220]*[.C220]*[.D220]/1000" office:value-type="float" office:value="0.111867684684435" calcext:value-type="float">
            <text:p>0.111867684684435</text:p>
          </table:table-cell>
        </table:table-row>
        <table:table-row table:style-name="ro1">
          <table:table-cell office:value-type="string" calcext:value-type="string">
            <text:p>WT 15</text:p>
          </table:table-cell>
          <table:table-cell office:value-type="float" office:value="2.11370140647033" calcext:value-type="float">
            <text:p>2.113701406470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21]*[.C221]" office:value-type="float" office:value="55.0165021378299" calcext:value-type="float">
            <text:p>55.0165021378299</text:p>
          </table:table-cell>
          <table:table-cell table:formula="of:=[.B221]*[.C221]*[.D221]/1000" office:value-type="float" office:value="0.116288457947809" calcext:value-type="float">
            <text:p>0.116288457947809</text:p>
          </table:table-cell>
        </table:table-row>
        <table:table-row table:style-name="ro1">
          <table:table-cell office:value-type="string" calcext:value-type="string">
            <text:p>WT 16</text:p>
          </table:table-cell>
          <table:table-cell office:value-type="float" office:value="2.04009315518033" calcext:value-type="float">
            <text:p>2.040093155180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22]*[.C222]" office:value-type="float" office:value="55.0165021378299" calcext:value-type="float">
            <text:p>55.0165021378299</text:p>
          </table:table-cell>
          <table:table-cell table:formula="of:=[.B222]*[.C222]*[.D222]/1000" office:value-type="float" office:value="0.112238789433351" calcext:value-type="float">
            <text:p>0.112238789433351</text:p>
          </table:table-cell>
        </table:table-row>
        <table:table-row table:style-name="ro1">
          <table:table-cell office:value-type="string" calcext:value-type="string">
            <text:p>WT 17</text:p>
          </table:table-cell>
          <table:table-cell office:value-type="float" office:value="2.06527008907889" calcext:value-type="float">
            <text:p>2.0652700890788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23]*[.C223]" office:value-type="float" office:value="55.0165021378299" calcext:value-type="float">
            <text:p>55.0165021378299</text:p>
          </table:table-cell>
          <table:table-cell table:formula="of:=[.B223]*[.C223]*[.D223]/1000" office:value-type="float" office:value="0.113623936271005" calcext:value-type="float">
            <text:p>0.113623936271005</text:p>
          </table:table-cell>
        </table:table-row>
        <table:table-row table:style-name="ro1">
          <table:table-cell office:value-type="string" calcext:value-type="string">
            <text:p>WT 18</text:p>
          </table:table-cell>
          <table:table-cell office:value-type="float" office:value="2.12718026254333" calcext:value-type="float">
            <text:p>2.127180262543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24]*[.C224]" office:value-type="float" office:value="55.0165021378299" calcext:value-type="float">
            <text:p>55.0165021378299</text:p>
          </table:table-cell>
          <table:table-cell table:formula="of:=[.B224]*[.C224]*[.D224]/1000" office:value-type="float" office:value="0.117030017461765" calcext:value-type="float">
            <text:p>0.117030017461765</text:p>
          </table:table-cell>
        </table:table-row>
        <table:table-row table:style-name="ro1">
          <table:table-cell office:value-type="string" calcext:value-type="string">
            <text:p>WT 19</text:p>
          </table:table-cell>
          <table:table-cell office:value-type="float" office:value="2.10295147679256" calcext:value-type="float">
            <text:p>2.10295147679256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25]*[.C225]" office:value-type="float" office:value="55.0165021378299" calcext:value-type="float">
            <text:p>55.0165021378299</text:p>
          </table:table-cell>
          <table:table-cell table:formula="of:=[.B225]*[.C225]*[.D225]/1000" office:value-type="float" office:value="0.11569703441871" calcext:value-type="float">
            <text:p>0.11569703441871</text:p>
          </table:table-cell>
        </table:table-row>
        <table:table-row table:style-name="ro1">
          <table:table-cell office:value-type="string" calcext:value-type="string">
            <text:p>WT 20</text:p>
          </table:table-cell>
          <table:table-cell office:value-type="float" office:value="2.11809428035622" calcext:value-type="float">
            <text:p>2.118094280356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26]*[.C226]" office:value-type="float" office:value="55.0165021378299" calcext:value-type="float">
            <text:p>55.0165021378299</text:p>
          </table:table-cell>
          <table:table-cell table:formula="of:=[.B226]*[.C226]*[.D226]/1000" office:value-type="float" office:value="0.116530138503343" calcext:value-type="float">
            <text:p>0.116530138503343</text:p>
          </table:table-cell>
        </table:table-row>
        <table:table-row table:style-name="ro1">
          <table:table-cell office:value-type="string" calcext:value-type="string">
            <text:p>WT 21</text:p>
          </table:table-cell>
          <table:table-cell office:value-type="float" office:value="2.20377421472022" calcext:value-type="float">
            <text:p>2.203774214720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27]*[.C227]" office:value-type="float" office:value="55.0165021378299" calcext:value-type="float">
            <text:p>55.0165021378299</text:p>
          </table:table-cell>
          <table:table-cell table:formula="of:=[.B227]*[.C227]*[.D227]/1000" office:value-type="float" office:value="0.121243948795449" calcext:value-type="float">
            <text:p>0.121243948795449</text:p>
          </table:table-cell>
        </table:table-row>
        <table:table-row table:style-name="ro1">
          <table:table-cell office:value-type="string" calcext:value-type="string">
            <text:p>WT 22</text:p>
          </table:table-cell>
          <table:table-cell office:value-type="float" office:value="2.09115555555544" calcext:value-type="float">
            <text:p>2.09115555555544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28]*[.C228]" office:value-type="float" office:value="55.0165021378299" calcext:value-type="float">
            <text:p>55.0165021378299</text:p>
          </table:table-cell>
          <table:table-cell table:formula="of:=[.B228]*[.C228]*[.D228]/1000" office:value-type="float" office:value="0.115048064092751" calcext:value-type="float">
            <text:p>0.115048064092751</text:p>
          </table:table-cell>
        </table:table-row>
        <table:table-row table:style-name="ro1">
          <table:table-cell office:value-type="string" calcext:value-type="string">
            <text:p>WT 23</text:p>
          </table:table-cell>
          <table:table-cell office:value-type="float" office:value="2.10320000000078" calcext:value-type="float">
            <text:p>2.10320000000078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29]*[.C229]" office:value-type="float" office:value="55.0165021378299" calcext:value-type="float">
            <text:p>55.0165021378299</text:p>
          </table:table-cell>
          <table:table-cell table:formula="of:=[.B229]*[.C229]*[.D229]/1000" office:value-type="float" office:value="0.115710707296327" calcext:value-type="float">
            <text:p>0.115710707296327</text:p>
          </table:table-cell>
        </table:table-row>
        <table:table-row table:style-name="ro1">
          <table:table-cell office:value-type="string" calcext:value-type="string">
            <text:p>WT 24</text:p>
          </table:table-cell>
          <table:table-cell office:value-type="float" office:value="2.06738781059444" calcext:value-type="float">
            <text:p>2.06738781059444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30]*[.C230]" office:value-type="float" office:value="55.0165021378299" calcext:value-type="float">
            <text:p>55.0165021378299</text:p>
          </table:table-cell>
          <table:table-cell table:formula="of:=[.B230]*[.C230]*[.D230]/1000" office:value-type="float" office:value="0.113740445901292" calcext:value-type="float">
            <text:p>0.113740445901292</text:p>
          </table:table-cell>
        </table:table-row>
        <table:table-row table:style-name="ro1">
          <table:table-cell office:value-type="string" calcext:value-type="string">
            <text:p>WT 25</text:p>
          </table:table-cell>
          <table:table-cell office:value-type="float" office:value="2.10266249413956" calcext:value-type="float">
            <text:p>2.10266249413956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31]*[.C231]" office:value-type="float" office:value="55.0165021378299" calcext:value-type="float">
            <text:p>55.0165021378299</text:p>
          </table:table-cell>
          <table:table-cell table:formula="of:=[.B231]*[.C231]*[.D231]/1000" office:value-type="float" office:value="0.115681135603964" calcext:value-type="float">
            <text:p>0.115681135603964</text:p>
          </table:table-cell>
        </table:table-row>
        <table:table-row table:style-name="ro1">
          <table:table-cell office:value-type="string" calcext:value-type="string">
            <text:p>WT 26</text:p>
          </table:table-cell>
          <table:table-cell office:value-type="float" office:value="2.08078640412478" calcext:value-type="float">
            <text:p>2.08078640412478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32]*[.C232]" office:value-type="float" office:value="55.0165021378299" calcext:value-type="float">
            <text:p>55.0165021378299</text:p>
          </table:table-cell>
          <table:table-cell table:formula="of:=[.B232]*[.C232]*[.D232]/1000" office:value-type="float" office:value="0.114477589650898" calcext:value-type="float">
            <text:p>0.114477589650898</text:p>
          </table:table-cell>
        </table:table-row>
        <table:table-row table:style-name="ro1">
          <table:table-cell office:value-type="string" calcext:value-type="string">
            <text:p>WT 27</text:p>
          </table:table-cell>
          <table:table-cell office:value-type="float" office:value="2.10417646507067" calcext:value-type="float">
            <text:p>2.104176465070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33]*[.C233]" office:value-type="float" office:value="55.0165021378299" calcext:value-type="float">
            <text:p>55.0165021378299</text:p>
          </table:table-cell>
          <table:table-cell table:formula="of:=[.B233]*[.C233]*[.D233]/1000" office:value-type="float" office:value="0.115764428988932" calcext:value-type="float">
            <text:p>0.115764428988932</text:p>
          </table:table-cell>
        </table:table-row>
        <table:table-row table:style-name="ro1">
          <table:table-cell office:value-type="string" calcext:value-type="string">
            <text:p>WT 28</text:p>
          </table:table-cell>
          <table:table-cell office:value-type="float" office:value="2.11254074074022" calcext:value-type="float">
            <text:p>2.112540740740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34]*[.C234]" office:value-type="float" office:value="55.0165021378299" calcext:value-type="float">
            <text:p>55.0165021378299</text:p>
          </table:table-cell>
          <table:table-cell table:formula="of:=[.B234]*[.C234]*[.D234]/1000" office:value-type="float" office:value="0.116224602179187" calcext:value-type="float">
            <text:p>0.116224602179187</text:p>
          </table:table-cell>
        </table:table-row>
        <table:table-row table:style-name="ro1">
          <table:table-cell office:value-type="string" calcext:value-type="string">
            <text:p>WT 29</text:p>
          </table:table-cell>
          <table:table-cell office:value-type="float" office:value="2.05941673698933" calcext:value-type="float">
            <text:p>2.059416736989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35]*[.C235]" office:value-type="float" office:value="55.0165021378299" calcext:value-type="float">
            <text:p>55.0165021378299</text:p>
          </table:table-cell>
          <table:table-cell table:formula="of:=[.B235]*[.C235]*[.D235]/1000" office:value-type="float" office:value="0.113301905313256" calcext:value-type="float">
            <text:p>0.113301905313256</text:p>
          </table:table-cell>
        </table:table-row>
        <table:table-row table:style-name="ro1">
          <table:table-cell office:value-type="string" calcext:value-type="string">
            <text:p>WT 30</text:p>
          </table:table-cell>
          <table:table-cell office:value-type="float" office:value="2.04196774496044" calcext:value-type="float">
            <text:p>2.04196774496044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36]*[.C236]" office:value-type="float" office:value="55.0165021378299" calcext:value-type="float">
            <text:p>55.0165021378299</text:p>
          </table:table-cell>
          <table:table-cell table:formula="of:=[.B236]*[.C236]*[.D236]/1000" office:value-type="float" office:value="0.112341922805996" calcext:value-type="float">
            <text:p>0.112341922805996</text:p>
          </table:table-cell>
        </table:table-row>
        <table:table-row table:style-name="ro1">
          <table:table-cell office:value-type="string" calcext:value-type="string">
            <text:p>WT 31</text:p>
          </table:table-cell>
          <table:table-cell office:value-type="float" office:value="2.10134383497544" calcext:value-type="float">
            <text:p>2.10134383497544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37]*[.C237]" office:value-type="float" office:value="55.0165021378299" calcext:value-type="float">
            <text:p>55.0165021378299</text:p>
          </table:table-cell>
          <table:table-cell table:formula="of:=[.B237]*[.C237]*[.D237]/1000" office:value-type="float" office:value="0.115608587589242" calcext:value-type="float">
            <text:p>0.115608587589242</text:p>
          </table:table-cell>
        </table:table-row>
        <table:table-row table:style-name="ro1">
          <table:table-cell office:value-type="string" calcext:value-type="string">
            <text:p>WT 32</text:p>
          </table:table-cell>
          <table:table-cell office:value-type="float" office:value="2.04881945616622" calcext:value-type="float">
            <text:p>2.048819456166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38]*[.C238]" office:value-type="float" office:value="55.0165021378299" calcext:value-type="float">
            <text:p>55.0165021378299</text:p>
          </table:table-cell>
          <table:table-cell table:formula="of:=[.B238]*[.C238]*[.D238]/1000" office:value-type="float" office:value="0.112718879990196" calcext:value-type="float">
            <text:p>0.112718879990196</text:p>
          </table:table-cell>
        </table:table-row>
        <table:table-row table:style-name="ro1">
          <table:table-cell office:value-type="string" calcext:value-type="string">
            <text:p>WT 33</text:p>
          </table:table-cell>
          <table:table-cell office:value-type="float" office:value="2.13763759962356" calcext:value-type="float">
            <text:p>2.13763759962356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39]*[.C239]" office:value-type="float" office:value="55.0165021378299" calcext:value-type="float">
            <text:p>55.0165021378299</text:p>
          </table:table-cell>
          <table:table-cell table:formula="of:=[.B239]*[.C239]*[.D239]/1000" office:value-type="float" office:value="0.117605343569595" calcext:value-type="float">
            <text:p>0.117605343569595</text:p>
          </table:table-cell>
        </table:table-row>
        <table:table-row table:style-name="ro1">
          <table:table-cell office:value-type="string" calcext:value-type="string">
            <text:p>WT 34</text:p>
          </table:table-cell>
          <table:table-cell office:value-type="float" office:value="2.07407280825056" calcext:value-type="float">
            <text:p>2.07407280825056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40]*[.C240]" office:value-type="float" office:value="55.0165021378299" calcext:value-type="float">
            <text:p>55.0165021378299</text:p>
          </table:table-cell>
          <table:table-cell table:formula="of:=[.B240]*[.C240]*[.D240]/1000" office:value-type="float" office:value="0.114108231089132" calcext:value-type="float">
            <text:p>0.114108231089132</text:p>
          </table:table-cell>
        </table:table-row>
        <table:table-row table:style-name="ro1">
          <table:table-cell office:value-type="string" calcext:value-type="string">
            <text:p>WT 35</text:p>
          </table:table-cell>
          <table:table-cell office:value-type="float" office:value="2.07236901078167" calcext:value-type="float">
            <text:p>2.072369010781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41]*[.C241]" office:value-type="float" office:value="55.0165021378299" calcext:value-type="float">
            <text:p>55.0165021378299</text:p>
          </table:table-cell>
          <table:table-cell table:formula="of:=[.B241]*[.C241]*[.D241]/1000" office:value-type="float" office:value="0.114014494112042" calcext:value-type="float">
            <text:p>0.114014494112042</text:p>
          </table:table-cell>
        </table:table-row>
        <table:table-row table:style-name="ro1">
          <table:table-cell office:value-type="string" calcext:value-type="string">
            <text:p>WT 36</text:p>
          </table:table-cell>
          <table:table-cell office:value-type="float" office:value="2.03433914673978" calcext:value-type="float">
            <text:p>2.03433914673978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42]*[.C242]" office:value-type="float" office:value="55.0165021378299" calcext:value-type="float">
            <text:p>55.0165021378299</text:p>
          </table:table-cell>
          <table:table-cell table:formula="of:=[.B242]*[.C242]*[.D242]/1000" office:value-type="float" office:value="0.11192222401568" calcext:value-type="float">
            <text:p>0.11192222401568</text:p>
          </table:table-cell>
        </table:table-row>
        <table:table-row table:style-name="ro1">
          <table:table-cell office:value-type="string" calcext:value-type="string">
            <text:p>WT 37</text:p>
          </table:table-cell>
          <table:table-cell office:value-type="float" office:value="2.03034186591667" calcext:value-type="float">
            <text:p>2.030341865916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43]*[.C243]" office:value-type="float" office:value="55.0165021378299" calcext:value-type="float">
            <text:p>55.0165021378299</text:p>
          </table:table-cell>
          <table:table-cell table:formula="of:=[.B243]*[.C243]*[.D243]/1000" office:value-type="float" office:value="0.11170230760673" calcext:value-type="float">
            <text:p>0.11170230760673</text:p>
          </table:table-cell>
        </table:table-row>
        <table:table-row table:style-name="ro1">
          <table:table-cell office:value-type="string" calcext:value-type="string">
            <text:p>WT 38</text:p>
          </table:table-cell>
          <table:table-cell office:value-type="float" office:value="2.07927763713022" calcext:value-type="float">
            <text:p>2.079277637130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44]*[.C244]" office:value-type="float" office:value="55.0165021378299" calcext:value-type="float">
            <text:p>55.0165021378299</text:p>
          </table:table-cell>
          <table:table-cell table:formula="of:=[.B244]*[.C244]*[.D244]/1000" office:value-type="float" office:value="0.114394582568317" calcext:value-type="float">
            <text:p>0.114394582568317</text:p>
          </table:table-cell>
        </table:table-row>
        <table:table-row table:style-name="ro1">
          <table:table-cell office:value-type="string" calcext:value-type="string">
            <text:p>WT 39</text:p>
          </table:table-cell>
          <table:table-cell office:value-type="float" office:value="2.12014078762333" calcext:value-type="float">
            <text:p>2.120140787623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45]*[.C245]" office:value-type="float" office:value="55.0165021378299" calcext:value-type="float">
            <text:p>55.0165021378299</text:p>
          </table:table-cell>
          <table:table-cell table:formula="of:=[.B245]*[.C245]*[.D245]/1000" office:value-type="float" office:value="0.116642730174779" calcext:value-type="float">
            <text:p>0.116642730174779</text:p>
          </table:table-cell>
        </table:table-row>
        <table:table-row table:style-name="ro1">
          <table:table-cell office:value-type="string" calcext:value-type="string">
            <text:p>WT 40</text:p>
          </table:table-cell>
          <table:table-cell office:value-type="float" office:value="2.06359615565" calcext:value-type="float">
            <text:p>2.0635961556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46]*[.C246]" office:value-type="float" office:value="55.0165021378299" calcext:value-type="float">
            <text:p>55.0165021378299</text:p>
          </table:table-cell>
          <table:table-cell table:formula="of:=[.B246]*[.C246]*[.D246]/1000" office:value-type="float" office:value="0.113531842308936" calcext:value-type="float">
            <text:p>0.113531842308936</text:p>
          </table:table-cell>
        </table:table-row>
        <table:table-row table:style-name="ro1">
          <table:table-cell office:value-type="string" calcext:value-type="string">
            <text:p>WT 41</text:p>
          </table:table-cell>
          <table:table-cell office:value-type="float" office:value="2.08665358649811" calcext:value-type="float">
            <text:p>2.08665358649811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47]*[.C247]" office:value-type="float" office:value="55.0165021378299" calcext:value-type="float">
            <text:p>55.0165021378299</text:p>
          </table:table-cell>
          <table:table-cell table:formula="of:=[.B247]*[.C247]*[.D247]/1000" office:value-type="float" office:value="0.114800381502484" calcext:value-type="float">
            <text:p>0.114800381502484</text:p>
          </table:table-cell>
        </table:table-row>
        <table:table-row table:style-name="ro1">
          <table:table-cell office:value-type="string" calcext:value-type="string">
            <text:p>WT 42</text:p>
          </table:table-cell>
          <table:table-cell office:value-type="float" office:value="2.03059596812011" calcext:value-type="float">
            <text:p>2.03059596812011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48]*[.C248]" office:value-type="float" office:value="55.0165021378299" calcext:value-type="float">
            <text:p>55.0165021378299</text:p>
          </table:table-cell>
          <table:table-cell table:formula="of:=[.B248]*[.C248]*[.D248]/1000" office:value-type="float" office:value="0.111716287421149" calcext:value-type="float">
            <text:p>0.111716287421149</text:p>
          </table:table-cell>
        </table:table-row>
        <table:table-row table:style-name="ro1">
          <table:table-cell office:value-type="string" calcext:value-type="string">
            <text:p>WT 43</text:p>
          </table:table-cell>
          <table:table-cell office:value-type="float" office:value="2.07929657759033" calcext:value-type="float">
            <text:p>2.079296577590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49]*[.C249]" office:value-type="float" office:value="55.0165021378299" calcext:value-type="float">
            <text:p>55.0165021378299</text:p>
          </table:table-cell>
          <table:table-cell table:formula="of:=[.B249]*[.C249]*[.D249]/1000" office:value-type="float" office:value="0.114395624606181" calcext:value-type="float">
            <text:p>0.114395624606181</text:p>
          </table:table-cell>
        </table:table-row>
        <table:table-row table:style-name="ro1">
          <table:table-cell office:value-type="string" calcext:value-type="string">
            <text:p>WT 44</text:p>
          </table:table-cell>
          <table:table-cell office:value-type="float" office:value="2.01199240506189" calcext:value-type="float">
            <text:p>2.0119924050618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50]*[.C250]" office:value-type="float" office:value="55.0165021378299" calcext:value-type="float">
            <text:p>55.0165021378299</text:p>
          </table:table-cell>
          <table:table-cell table:formula="of:=[.B250]*[.C250]*[.D250]/1000" office:value-type="float" office:value="0.110692784454385" calcext:value-type="float">
            <text:p>0.110692784454385</text:p>
          </table:table-cell>
        </table:table-row>
        <table:table-row table:style-name="ro1">
          <table:table-cell office:value-type="string" calcext:value-type="string">
            <text:p>WT 45</text:p>
          </table:table-cell>
          <table:table-cell office:value-type="float" office:value="2.16398945147833" calcext:value-type="float">
            <text:p>2.163989451478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51]*[.C251]" office:value-type="float" office:value="55.0165021378299" calcext:value-type="float">
            <text:p>55.0165021378299</text:p>
          </table:table-cell>
          <table:table-cell table:formula="of:=[.B251]*[.C251]*[.D251]/1000" office:value-type="float" office:value="0.119055130283499" calcext:value-type="float">
            <text:p>0.119055130283499</text:p>
          </table:table-cell>
        </table:table-row>
        <table:table-row table:style-name="ro1">
          <table:table-cell office:value-type="string" calcext:value-type="string">
            <text:p>WT 46</text:p>
          </table:table-cell>
          <table:table-cell office:value-type="float" office:value="2.12248781059656" calcext:value-type="float">
            <text:p>2.12248781059656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52]*[.C252]" office:value-type="float" office:value="55.0165021378299" calcext:value-type="float">
            <text:p>55.0165021378299</text:p>
          </table:table-cell>
          <table:table-cell table:formula="of:=[.B252]*[.C252]*[.D252]/1000" office:value-type="float" office:value="0.116771855169203" calcext:value-type="float">
            <text:p>0.116771855169203</text:p>
          </table:table-cell>
        </table:table-row>
        <table:table-row table:style-name="ro1">
          <table:table-cell office:value-type="string" calcext:value-type="string">
            <text:p>WT 47</text:p>
          </table:table-cell>
          <table:table-cell office:value-type="float" office:value="2.04583548992044" calcext:value-type="float">
            <text:p>2.04583548992044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53]*[.C253]" office:value-type="float" office:value="55.0165021378299" calcext:value-type="float">
            <text:p>55.0165021378299</text:p>
          </table:table-cell>
          <table:table-cell table:formula="of:=[.B253]*[.C253]*[.D253]/1000" office:value-type="float" office:value="0.112554712604856" calcext:value-type="float">
            <text:p>0.112554712604856</text:p>
          </table:table-cell>
        </table:table-row>
        <table:table-row table:style-name="ro1">
          <table:table-cell office:value-type="string" calcext:value-type="string">
            <text:p>WT 48</text:p>
          </table:table-cell>
          <table:table-cell office:value-type="float" office:value="2.09109385841433" calcext:value-type="float">
            <text:p>2.091093858414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54]*[.C254]" office:value-type="float" office:value="55.0165021378299" calcext:value-type="float">
            <text:p>55.0165021378299</text:p>
          </table:table-cell>
          <table:table-cell table:formula="of:=[.B254]*[.C254]*[.D254]/1000" office:value-type="float" office:value="0.115044669731855" calcext:value-type="float">
            <text:p>0.115044669731855</text:p>
          </table:table-cell>
        </table:table-row>
        <table:table-row table:style-name="ro1">
          <table:table-cell office:value-type="string" calcext:value-type="string">
            <text:p>WT 49</text:p>
          </table:table-cell>
          <table:table-cell office:value-type="float" office:value="2.04820454758656" calcext:value-type="float">
            <text:p>2.04820454758656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55]*[.C255]" office:value-type="float" office:value="55.0165021378299" calcext:value-type="float">
            <text:p>55.0165021378299</text:p>
          </table:table-cell>
          <table:table-cell table:formula="of:=[.B255]*[.C255]*[.D255]/1000" office:value-type="float" office:value="0.112685049871009" calcext:value-type="float">
            <text:p>0.112685049871009</text:p>
          </table:table-cell>
        </table:table-row>
        <table:table-row table:style-name="ro1">
          <table:table-cell office:value-type="string" calcext:value-type="string">
            <text:p>WT 50</text:p>
          </table:table-cell>
          <table:table-cell office:value-type="float" office:value="2.14760431317333" calcext:value-type="float">
            <text:p>2.147604313173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56]*[.C256]" office:value-type="float" office:value="55.0165021378299" calcext:value-type="float">
            <text:p>55.0165021378299</text:p>
          </table:table-cell>
          <table:table-cell table:formula="of:=[.B256]*[.C256]*[.D256]/1000" office:value-type="float" office:value="0.118153677286913" calcext:value-type="float">
            <text:p>0.118153677286913</text:p>
          </table:table-cell>
        </table:table-row>
        <table:table-row table:style-name="ro1">
          <table:table-cell office:value-type="string" calcext:value-type="string">
            <text:p>WT 51</text:p>
          </table:table-cell>
          <table:table-cell office:value-type="float" office:value="2.207381762775" calcext:value-type="float">
            <text:p>2.207381762775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57]*[.C257]" office:value-type="float" office:value="55.0165021378299" calcext:value-type="float">
            <text:p>55.0165021378299</text:p>
          </table:table-cell>
          <table:table-cell table:formula="of:=[.B257]*[.C257]*[.D257]/1000" office:value-type="float" office:value="0.121442423470717" calcext:value-type="float">
            <text:p>0.121442423470717</text:p>
          </table:table-cell>
        </table:table-row>
        <table:table-row table:style-name="ro1">
          <table:table-cell office:value-type="string" calcext:value-type="string">
            <text:p>WT 52</text:p>
          </table:table-cell>
          <table:table-cell office:value-type="float" office:value="2.14481190811189" calcext:value-type="float">
            <text:p>2.1448119081118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58]*[.C258]" office:value-type="float" office:value="55.0165021378299" calcext:value-type="float">
            <text:p>55.0165021378299</text:p>
          </table:table-cell>
          <table:table-cell table:formula="of:=[.B258]*[.C258]*[.D258]/1000" office:value-type="float" office:value="0.118000048927881" calcext:value-type="float">
            <text:p>0.118000048927881</text:p>
          </table:table-cell>
        </table:table-row>
        <table:table-row table:style-name="ro1">
          <table:table-cell office:value-type="string" calcext:value-type="string">
            <text:p>WT 53</text:p>
          </table:table-cell>
          <table:table-cell office:value-type="float" office:value="2.057197046412" calcext:value-type="float">
            <text:p>2.05719704641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59]*[.C259]" office:value-type="float" office:value="55.0165021378299" calcext:value-type="float">
            <text:p>55.0165021378299</text:p>
          </table:table-cell>
          <table:table-cell table:formula="of:=[.B259]*[.C259]*[.D259]/1000" office:value-type="float" office:value="0.113179785701863" calcext:value-type="float">
            <text:p>0.113179785701863</text:p>
          </table:table-cell>
        </table:table-row>
        <table:table-row table:style-name="ro1">
          <table:table-cell office:value-type="string" calcext:value-type="string">
            <text:p>WT 54</text:p>
          </table:table-cell>
          <table:table-cell office:value-type="float" office:value="2.06597060478322" calcext:value-type="float">
            <text:p>2.065970604783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60]*[.C260]" office:value-type="float" office:value="55.0165021378299" calcext:value-type="float">
            <text:p>55.0165021378299</text:p>
          </table:table-cell>
          <table:table-cell table:formula="of:=[.B260]*[.C260]*[.D260]/1000" office:value-type="float" office:value="0.11366247619475" calcext:value-type="float">
            <text:p>0.11366247619475</text:p>
          </table:table-cell>
        </table:table-row>
        <table:table-row table:style-name="ro1">
          <table:table-cell office:value-type="string" calcext:value-type="string">
            <text:p>WT 55</text:p>
          </table:table-cell>
          <table:table-cell office:value-type="float" office:value="2.110728832629" calcext:value-type="float">
            <text:p>2.11072883262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61]*[.C261]" office:value-type="float" office:value="55.0165021378299" calcext:value-type="float">
            <text:p>55.0165021378299</text:p>
          </table:table-cell>
          <table:table-cell table:formula="of:=[.B261]*[.C261]*[.D261]/1000" office:value-type="float" office:value="0.116124917332712" calcext:value-type="float">
            <text:p>0.116124917332712</text:p>
          </table:table-cell>
        </table:table-row>
        <table:table-row table:style-name="ro1">
          <table:table-cell office:value-type="string" calcext:value-type="string">
            <text:p>WT 56</text:p>
          </table:table-cell>
          <table:table-cell office:value-type="float" office:value="2.09705016408867" calcext:value-type="float">
            <text:p>2.097050164088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62]*[.C262]" office:value-type="float" office:value="55.0165021378299" calcext:value-type="float">
            <text:p>55.0165021378299</text:p>
          </table:table-cell>
          <table:table-cell table:formula="of:=[.B262]*[.C262]*[.D262]/1000" office:value-type="float" office:value="0.115372364835721" calcext:value-type="float">
            <text:p>0.115372364835721</text:p>
          </table:table-cell>
        </table:table-row>
        <table:table-row table:style-name="ro1">
          <table:table-cell office:value-type="string" calcext:value-type="string">
            <text:p>WT 57</text:p>
          </table:table-cell>
          <table:table-cell office:value-type="float" office:value="2.13486385372722" calcext:value-type="float">
            <text:p>2.13486385372722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63]*[.C263]" office:value-type="float" office:value="55.0165021378299" calcext:value-type="float">
            <text:p>55.0165021378299</text:p>
          </table:table-cell>
          <table:table-cell table:formula="of:=[.B263]*[.C263]*[.D263]/1000" office:value-type="float" office:value="0.117452741772559" calcext:value-type="float">
            <text:p>0.117452741772559</text:p>
          </table:table-cell>
        </table:table-row>
        <table:table-row table:style-name="ro1">
          <table:table-cell office:value-type="string" calcext:value-type="string">
            <text:p>WT 58</text:p>
          </table:table-cell>
          <table:table-cell office:value-type="float" office:value="2.09794964838067" calcext:value-type="float">
            <text:p>2.09794964838067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64]*[.C264]" office:value-type="float" office:value="55.0165021378299" calcext:value-type="float">
            <text:p>55.0165021378299</text:p>
          </table:table-cell>
          <table:table-cell table:formula="of:=[.B264]*[.C264]*[.D264]/1000" office:value-type="float" office:value="0.115421851315195" calcext:value-type="float">
            <text:p>0.115421851315195</text:p>
          </table:table-cell>
        </table:table-row>
        <table:table-row table:style-name="ro1">
          <table:table-cell office:value-type="string" calcext:value-type="string">
            <text:p>WT 59</text:p>
          </table:table-cell>
          <table:table-cell office:value-type="float" office:value="2.13790745428978" calcext:value-type="float">
            <text:p>2.13790745428978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65]*[.C265]" office:value-type="float" office:value="55.0165021378299" calcext:value-type="float">
            <text:p>55.0165021378299</text:p>
          </table:table-cell>
          <table:table-cell table:formula="of:=[.B265]*[.C265]*[.D265]/1000" office:value-type="float" office:value="0.117620190029416" calcext:value-type="float">
            <text:p>0.117620190029416</text:p>
          </table:table-cell>
        </table:table-row>
        <table:table-row table:style-name="ro1">
          <table:table-cell office:value-type="string" calcext:value-type="string">
            <text:p>WT 60</text:p>
          </table:table-cell>
          <table:table-cell office:value-type="float" office:value="2.05603164556889" calcext:value-type="float">
            <text:p>2.0560316455688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66]*[.C266]" office:value-type="float" office:value="55.0165021378299" calcext:value-type="float">
            <text:p>55.0165021378299</text:p>
          </table:table-cell>
          <table:table-cell table:formula="of:=[.B266]*[.C266]*[.D266]/1000" office:value-type="float" office:value="0.113115669423887" calcext:value-type="float">
            <text:p>0.113115669423887</text:p>
          </table:table-cell>
        </table:table-row>
        <table:table-row table:style-name="ro1">
          <table:table-cell office:value-type="string" calcext:value-type="string">
            <text:p>WT 61</text:p>
          </table:table-cell>
          <table:table-cell office:value-type="float" office:value="2.08449015471156" calcext:value-type="float">
            <text:p>2.08449015471156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67]*[.C267]" office:value-type="float" office:value="55.0165021378299" calcext:value-type="float">
            <text:p>55.0165021378299</text:p>
          </table:table-cell>
          <table:table-cell table:formula="of:=[.B267]*[.C267]*[.D267]/1000" office:value-type="float" office:value="0.114681357052974" calcext:value-type="float">
            <text:p>0.114681357052974</text:p>
          </table:table-cell>
        </table:table-row>
        <table:table-row table:style-name="ro1">
          <table:table-cell office:value-type="string" calcext:value-type="string">
            <text:p>WT 62</text:p>
          </table:table-cell>
          <table:table-cell office:value-type="float" office:value="2.06013764650633" calcext:value-type="float">
            <text:p>2.06013764650633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68]*[.C268]" office:value-type="float" office:value="55.0165021378299" calcext:value-type="float">
            <text:p>55.0165021378299</text:p>
          </table:table-cell>
          <table:table-cell table:formula="of:=[.B268]*[.C268]*[.D268]/1000" office:value-type="float" office:value="0.113341567233239" calcext:value-type="float">
            <text:p>0.113341567233239</text:p>
          </table:table-cell>
        </table:table-row>
        <table:table-row table:style-name="ro1">
          <table:table-cell office:value-type="string" calcext:value-type="string">
            <text:p>WT 63</text:p>
          </table:table-cell>
          <table:table-cell office:value-type="float" office:value="2.13021308016789" calcext:value-type="float">
            <text:p>2.13021308016789</text:p>
          </table:table-cell>
          <table:table-cell table:formula="of:= 1/64" office:value-type="float" office:value="0.015625" calcext:value-type="float">
            <text:p>0.015625</text:p>
          </table:table-cell>
          <table:table-cell office:value-type="float" office:value="3521.05613682111" calcext:value-type="float">
            <text:p>3521.05613682111</text:p>
          </table:table-cell>
          <table:table-cell table:formula="of:=[.D269]*[.C269]" office:value-type="float" office:value="55.0165021378299" calcext:value-type="float">
            <text:p>55.0165021378299</text:p>
          </table:table-cell>
          <table:table-cell table:formula="of:=[.B269]*[.C269]*[.D269]/1000" office:value-type="float" office:value="0.11719687247909" calcext:value-type="float">
            <text:p>0.11719687247909</text:p>
          </table:table-cell>
        </table:table-row>
        <table:table-row table:style-name="ro1">
          <table:table-cell table:number-columns-repeated="5"/>
          <table:table-cell table:formula="of:=SUM([.F206:.F269])" office:value-type="float" office:value="7.36702349598499" calcext:value-type="float">
            <text:p>7.367023495984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.00.0000</text:date>, <text:time style:data-style-name="N2" text:time-value="09:54:18.358159806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0:40:23.615631120</meta:creation-date>
    <dc:date>2017-12-15T10:39:32.533822663</dc:date>
    <meta:editing-duration>PT34M55S</meta:editing-duration>
    <meta:editing-cycles>6</meta:editing-cycles>
    <meta:generator>LibreOffice/5.3.1.2$Linux_X86_64 LibreOffice_project/30m0$Build-2</meta:generator>
    <meta:document-statistic meta:table-count="1" meta:cell-count="1463" meta:object-count="0"/>
  </office:meta>
</office:document-meta>
</file>